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Header">
      <style:text-properties fo:font-style="italic" style:font-style-asian="italic" style:font-style-complex="italic"/>
    </style:style>
    <style:style style:name="P6" style:family="paragraph" style:parent-style-name="Header">
      <style:text-properties fo:color="#000000" fo:font-size="20pt" fo:font-weight="bold" style:font-size-asian="20pt" style:font-weight-asian="bold" style:font-size-complex="20pt" style:font-weight-complex="bold"/>
    </style:style>
    <style:style style:name="P7" style:family="paragraph" style:parent-style-name="Text_20_body">
      <style:text-properties fo:font-size="12pt" fo:font-style="normal" style:font-size-asian="12pt" style:font-style-asian="normal" style:font-size-complex="12pt" style:font-style-complex="normal"/>
    </style:style>
    <style:style style:name="P8" style:family="paragraph" style:parent-style-name="Text_20_body" style:list-style-name="L3">
      <style:text-properties fo:font-size="12pt" fo:font-style="normal" style:font-size-asian="12pt" style:font-style-asian="normal" style:font-size-complex="12pt" style:font-style-complex="normal"/>
    </style:style>
    <style:style style:name="P9" style:family="paragraph" style:parent-style-name="Text_20_body" style:list-style-name="L3">
      <style:text-properties fo:font-size="12pt" style:font-size-asian="12pt" style:font-size-complex="12pt"/>
    </style:style>
    <style:style style:name="P10" style:family="paragraph" style:parent-style-name="Text_20_body" style:list-style-name="L3"/>
    <style:style style:name="P11" style:family="paragraph" style:parent-style-name="Text_20_body" style:list-style-name="L3">
      <style:text-properties fo:font-size="10pt" fo:font-style="italic" style:font-size-asian="10pt" style:font-style-asian="italic" style:font-size-complex="10pt" style:font-style-complex="italic"/>
    </style:style>
    <style:style style:name="P12" style:family="paragraph" style:parent-style-name="Heading_20_2">
      <style:text-properties fo:font-size="13pt" style:font-size-asian="13pt" style:font-size-complex="13pt"/>
    </style:style>
    <style:style style:name="P13" style:family="paragraph" style:parent-style-name="Heading_20_2">
      <style:text-properties fo:font-size="12pt" style:font-size-asian="12pt" style:font-size-complex="12pt"/>
    </style:style>
    <style:style style:name="P14" style:family="paragraph" style:parent-style-name="Heading_20_2">
      <style:text-properties fo:font-size="12pt" fo:font-style="normal" style:font-size-asian="12pt" style:font-style-asian="normal" style:font-size-complex="12pt" style:font-style-complex="normal"/>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agraph-properties fo:margin-left="0cm" fo:margin-right="0cm" fo:margin-top="0cm" fo:margin-bottom="0cm" fo:line-height="100%" fo:text-align="center" fo:text-indent="0cm">
        <style:tab-stops/>
      </style:paragraph-properties>
    </style:style>
    <style:style style:name="P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tab-stops/>
      </style:paragraph-properties>
    </style:style>
    <style:style style:name="P23"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tab-stops/>
      </style:paragraph-properties>
    </style:style>
    <style:style style:name="P2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Arial1" fo:font-size="8pt" fo:font-style="normal" fo:text-shadow="none" style:text-underline-style="none" fo:font-weight="bold" style:letter-kerning="true" style:font-name-asian="SimSun"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color="#666666"/>
    </style:style>
    <style:style style:name="T6"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8pt" fo:font-style="italic" fo:text-shadow="none" style:text-underline-style="none" fo:font-weight="normal" style:letter-kerning="true" style:font-name-asian="SimSun" style:font-size-asian="8pt" style:font-style-asian="italic" style:font-weight-asian="normal" style:font-name-complex="Tahoma" style:font-size-complex="8pt" style:font-style-complex="italic"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8pt" fo:font-style="normal" fo:text-shadow="none" style:text-underline-style="none" fo:font-weight="bold" style:letter-kerning="true" style:font-name-asian="SimSun"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fill-gradient-name="Gradient_20_7" draw:fill-hatch-name="Hatch_20_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none" draw:fill-color="#99ccff" draw:fill-gradient-name="Gradient_20_7" draw:fill-hatch-name="Hatch_20_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none" draw:fill-color="#99ccff" draw:fill-gradient-name="Gradient_20_7" draw:fill-hatch-name="Hatch_20_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 draw:marker-start-width="0.3cm" draw:marker-start-center="false" draw:marker-end=""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 draw:marker-end-width="0.3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_20_21" svg:stroke-width="0cm" svg:stroke-color="#000000" draw:marker-start="" draw:marker-start-width="0.3cm" draw:marker-start-center="false" draw:marker-end="" draw:marker-end-width="0.3cm" draw:marker-end-center="false" draw:fill="none" draw:fill-color="#ffffff" draw:fill-gradient-name="Gradient_20_7" draw:fill-hatch-name="Hatch_20_20" draw:fill-image-name="Bitmape_20_1" draw:fill-image-width="0cm" draw:fill-image-height="0cm" fo:min-height="0.587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draw:stroke-dash="Dash_20_22" svg:stroke-width="0cm" svg:stroke-color="#000000" draw:marker-start="" draw:marker-start-width="0.3cm" draw:marker-start-center="false" draw:marker-end="" draw:marker-end-width="0.3cm" draw:marker-end-center="false" draw:fill="none" draw:fill-color="#ffffff" draw:fill-gradient-name="Gradient_20_7" draw:fill-hatch-name="Hatch_20_21" draw:fill-image-name="Bitmape_20_1" draw:fill-image-width="0cm" draw:fill-image-height="0cm" fo:min-height="0.94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_20_25" svg:stroke-width="0cm" svg:stroke-color="#000000" draw:marker-start="" draw:marker-start-width="0.3cm" draw:marker-start-center="false" draw:marker-end="" draw:marker-end-width="0.3cm" draw:marker-end-center="false" draw:fill="none" draw:fill-color="#ffffff" draw:fill-gradient-name="Gradient_20_7" draw:fill-hatch-name="Hatch_20_24" draw:fill-image-name="Bitmape_20_1" draw:fill-image-width="0cm" draw:fill-image-height="0cm" fo:min-height="4.14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draw:stroke-dash="Dash_20_26" svg:stroke-width="0cm" svg:stroke-color="#000000" draw:marker-start="" draw:marker-start-width="0.3cm" draw:marker-start-center="false" draw:marker-end="" draw:marker-end-width="0.3cm" draw:marker-end-center="false" draw:fill="none" draw:fill-color="#ffffff" draw:fill-gradient-name="Gradient_20_7" draw:fill-hatch-name="Hatch_20_25" draw:fill-image-name="Bitmape_20_1" draw:fill-image-width="0cm" draw:fill-image-height="0cm" fo:min-height="9.366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41" svg:stroke-width="0cm" svg:stroke-color="#000000" draw:marker-start="" draw:marker-start-width="0.3cm" draw:marker-start-center="false" draw:marker-end="" draw:marker-end-width="0.3cm" draw:marker-end-center="false" draw:fill="none" draw:fill-color="#99ccff" draw:fill-gradient-name="Gradient_20_7" draw:fill-hatch-name="Hatch_20_4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42" svg:stroke-width="0cm" svg:stroke-color="#000000" draw:marker-start="" draw:marker-start-width="0.3cm" draw:marker-start-center="false" draw:marker-end="" draw:marker-end-width="0.3cm" draw:marker-end-center="false" draw:fill="none" draw:fill-color="#99ccff" draw:fill-gradient-name="Gradient_20_7" draw:fill-hatch-name="Hatch_20_4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43" svg:stroke-width="0cm" svg:stroke-color="#000000" draw:marker-start="" draw:marker-start-width="0.3cm" draw:marker-start-center="false" draw:marker-end="" draw:marker-end-width="0.3cm" draw:marker-end-center="false" draw:fill="none" draw:fill-color="#99ccff" draw:fill-gradient-name="Gradient_20_7" draw:fill-hatch-name="Hatch_20_4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44" svg:stroke-width="0cm" svg:stroke-color="#000000" draw:marker-start="" draw:marker-start-width="0.3cm" draw:marker-start-center="false" draw:marker-end="" draw:marker-end-width="0.3cm" draw:marker-end-center="false" draw:fill="none" draw:fill-color="#99ccff" draw:fill-gradient-name="Gradient_20_7" draw:fill-hatch-name="Hatch_20_4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45" svg:stroke-width="0cm" svg:stroke-color="#000000" draw:marker-start="" draw:marker-start-width="0.3cm" draw:marker-start-center="false" draw:marker-end="" draw:marker-end-width="0.3cm" draw:marker-end-center="false" draw:fill="none" draw:fill-color="#99ccff" draw:fill-gradient-name="Gradient_20_7" draw:fill-hatch-name="Hatch_20_4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46" svg:stroke-width="0cm" svg:stroke-color="#000000" draw:marker-start="" draw:marker-start-width="0.3cm" draw:marker-start-center="false" draw:marker-end="" draw:marker-end-width="0.3cm" draw:marker-end-center="false" draw:fill="none" draw:fill-color="#99ccff" draw:fill-gradient-name="Gradient_20_7" draw:fill-hatch-name="Hatch_20_4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47" svg:stroke-width="0cm" svg:stroke-color="#000000" draw:marker-start="" draw:marker-start-width="0.3cm" draw:marker-start-center="false" draw:marker-end="" draw:marker-end-width="0.3cm" draw:marker-end-center="false" draw:fill="none" draw:fill-color="#99ccff" draw:fill-gradient-name="Gradient_20_7" draw:fill-hatch-name="Hatch_20_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48" svg:stroke-width="0cm" svg:stroke-color="#000000" draw:marker-start="" draw:marker-start-width="0.3cm" draw:marker-start-center="false" draw:marker-end="" draw:marker-end-width="0.3cm" draw:marker-end-center="false" draw:fill="none" draw:fill-color="#99ccff" draw:fill-gradient-name="Gradient_20_7" draw:fill-hatch-name="Hatch_20_4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49" svg:stroke-width="0cm" svg:stroke-color="#000000" draw:marker-start="" draw:marker-start-width="0.3cm" draw:marker-start-center="false" draw:marker-end="" draw:marker-end-width="0.3cm" draw:marker-end-center="false" draw:fill="none" draw:fill-color="#99ccff" draw:fill-gradient-name="Gradient_20_7" draw:fill-hatch-name="Hatch_20_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50" svg:stroke-width="0cm" svg:stroke-color="#000000" draw:marker-start="" draw:marker-start-width="0.3cm" draw:marker-start-center="false" draw:marker-end="" draw:marker-end-width="0.3cm" draw:marker-end-center="false" draw:fill="none" draw:fill-color="#99ccff" draw:fill-gradient-name="Gradient_20_7" draw:fill-hatch-name="Hatch_20_4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draw:stroke-dash="Dash_20_51" svg:stroke-width="0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fill-image-width="0cm" draw:fill-image-height="0cm" fo:min-height="0.499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52" svg:stroke-width="0cm" svg:stroke-color="#000000" draw:marker-start="" draw:marker-start-width="0.3cm" draw:marker-start-center="false" draw:marker-end="" draw:marker-end-width="0.3cm" draw:marker-end-center="false" draw:fill="none" draw:fill-color="#99ccff" draw:fill-gradient-name="Gradient_20_7" draw:fill-hatch-name="Hatch_20_5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53" svg:stroke-width="0cm" svg:stroke-color="#000000" draw:marker-start="" draw:marker-start-width="0.3cm" draw:marker-start-center="false" draw:marker-end="" draw:marker-end-width="0.3cm" draw:marker-end-center="false" draw:fill="none" draw:fill-color="#99ccff" draw:fill-gradient-name="Gradient_20_7" draw:fill-hatch-name="Hatch_20_5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54" svg:stroke-width="0cm" svg:stroke-color="#000000" draw:marker-start="" draw:marker-start-width="0.3cm" draw:marker-start-center="false" draw:marker-end="" draw:marker-end-width="0.3cm" draw:marker-end-center="false" draw:fill="none" draw:fill-color="#99ccff" draw:fill-gradient-name="Gradient_20_7" draw:fill-hatch-name="Hatch_20_5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55" svg:stroke-width="0cm" svg:stroke-color="#000000" draw:marker-start="" draw:marker-start-width="0.3cm" draw:marker-start-center="false" draw:marker-end="" draw:marker-end-width="0.3cm" draw:marker-end-center="false" draw:fill="none" draw:fill-color="#99ccff" draw:fill-gradient-name="Gradient_20_7" draw:fill-hatch-name="Hatch_20_5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56" svg:stroke-width="0cm" svg:stroke-color="#000000" draw:marker-start="" draw:marker-start-width="0.3cm" draw:marker-start-center="false" draw:marker-end="" draw:marker-end-width="0.3cm" draw:marker-end-center="false" draw:fill="none" draw:fill-color="#99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57" svg:stroke-width="0cm" svg:stroke-color="#000000" draw:marker-start="" draw:marker-start-width="0.3cm" draw:marker-start-center="false" draw:marker-end="" draw:marker-end-width="0.3cm" draw:marker-end-center="false" draw:fill="none" draw:fill-color="#99ccff" draw:fill-gradient-name="Gradient_20_7" draw:fill-hatch-name="Hatch_20_5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58" svg:stroke-width="0cm" svg:stroke-color="#000000" draw:marker-start="" draw:marker-start-width="0.3cm" draw:marker-start-center="false" draw:marker-end="" draw:marker-end-width="0.3cm" draw:marker-end-center="false" draw:fill="none" draw:fill-color="#99ccff" draw:fill-gradient-name="Gradient_20_7" draw:fill-hatch-name="Hatch_20_5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59" svg:stroke-width="0cm" svg:stroke-color="#000000" draw:marker-start="" draw:marker-start-width="0.3cm" draw:marker-start-center="false" draw:marker-end="" draw:marker-end-width="0.3cm" draw:marker-end-center="false" draw:fill="none" draw:fill-color="#99ccff" draw:fill-gradient-name="Gradient_20_7" draw:fill-hatch-name="Hatch_20_5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60" svg:stroke-width="0cm" svg:stroke-color="#000000" draw:marker-start="" draw:marker-start-width="0.3cm" draw:marker-start-center="false" draw:marker-end="" draw:marker-end-width="0.3cm" draw:marker-end-center="false" draw:fill="none" draw:fill-color="#99ccff" draw:fill-gradient-name="Gradient_20_7" draw:fill-hatch-name="Hatch_20_5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61" svg:stroke-width="0cm" svg:stroke-color="#000000" draw:marker-start="" draw:marker-start-width="0.3cm" draw:marker-start-center="false" draw:marker-end="" draw:marker-end-width="0.3cm" draw:marker-end-center="false" draw:fill="none" draw:fill-color="#99ccff" draw:fill-gradient-name="Gradient_20_7" draw:fill-hatch-name="Hatch_20_6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62" svg:stroke-width="0cm" svg:stroke-color="#000000" draw:marker-start="" draw:marker-start-width="0.3cm" draw:marker-start-center="false" draw:marker-end="" draw:marker-end-width="0.3cm" draw:marker-end-center="false" draw:fill="none" draw:fill-color="#99ccff" draw:fill-gradient-name="Gradient_20_7" draw:fill-hatch-name="Hatch_20_6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63" svg:stroke-width="0cm" svg:stroke-color="#000000" draw:marker-start="" draw:marker-start-width="0.3cm" draw:marker-start-center="false" draw:marker-end="" draw:marker-end-width="0.3cm" draw:marker-end-center="false" draw:fill="none" draw:fill-color="#99ccff" draw:fill-gradient-name="Gradient_20_7" draw:fill-hatch-name="Hatch_20_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64" svg:stroke-width="0cm" svg:stroke-color="#000000" draw:marker-start="" draw:marker-start-width="0.3cm" draw:marker-start-center="false" draw:marker-end="" draw:marker-end-width="0.3cm" draw:marker-end-center="false" draw:fill="none" draw:fill-color="#99ccff" draw:fill-gradient-name="Gradient_20_7" draw:fill-hatch-name="Hatch_20_6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65" svg:stroke-width="0cm" svg:stroke-color="#000000" draw:marker-start="" draw:marker-start-width="0.3cm" draw:marker-start-center="false" draw:marker-end="" draw:marker-end-width="0.3cm" draw:marker-end-center="false" draw:fill="none" draw:fill-color="#99ccff" draw:fill-gradient-name="Gradient_20_7" draw:fill-hatch-name="Hatch_20_6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66" svg:stroke-width="0cm" svg:stroke-color="#000000" draw:marker-start="" draw:marker-start-width="0.3cm" draw:marker-start-center="false" draw:marker-end="" draw:marker-end-width="0.3cm" draw:marker-end-center="false" draw:fill="none" draw:fill-color="#99ccff" draw:fill-gradient-name="Gradient_20_7" draw:fill-hatch-name="Hatch_20_6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67" svg:stroke-width="0cm" svg:stroke-color="#000000" draw:marker-start="" draw:marker-start-width="0.3cm" draw:marker-start-center="false" draw:marker-end="" draw:marker-end-width="0.3cm" draw:marker-end-center="false" draw:fill="none" draw:fill-color="#99ccff" draw:fill-gradient-name="Gradient_20_7" draw:fill-hatch-name="Hatch_20_6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68" svg:stroke-width="0cm" svg:stroke-color="#000000" draw:marker-start="" draw:marker-start-width="0.3cm" draw:marker-start-center="false" draw:marker-end="" draw:marker-end-width="0.3cm" draw:marker-end-center="false" draw:fill="none" draw:fill-color="#99ccff" draw:fill-gradient-name="Gradient_20_7" draw:fill-hatch-name="Hatch_20_6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69" svg:stroke-width="0cm" svg:stroke-color="#000000" draw:marker-start="" draw:marker-start-width="0.3cm" draw:marker-start-center="false" draw:marker-end="" draw:marker-end-width="0.3cm" draw:marker-end-center="false" draw:fill="none" draw:fill-color="#99ccff" draw:fill-gradient-name="Gradient_20_7" draw:fill-hatch-name="Hatch_20_6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70" svg:stroke-width="0cm" svg:stroke-color="#000000" draw:marker-start="" draw:marker-start-width="0.3cm" draw:marker-start-center="false" draw:marker-end="" draw:marker-end-width="0.3cm" draw:marker-end-center="false" draw:fill="none" draw:fill-color="#99ccff" draw:fill-gradient-name="Gradient_20_7" draw:fill-hatch-name="Hatch_20_6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71" svg:stroke-width="0cm" svg:stroke-color="#000000" draw:marker-start="" draw:marker-start-width="0.3cm" draw:marker-start-center="false" draw:marker-end="" draw:marker-end-width="0.3cm" draw:marker-end-center="false" draw:fill="none" draw:fill-color="#99ccff" draw:fill-gradient-name="Gradient_20_7" draw:fill-hatch-name="Hatch_20_7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72" svg:stroke-width="0cm" svg:stroke-color="#000000" draw:marker-start="" draw:marker-start-width="0.3cm" draw:marker-start-center="false" draw:marker-end="" draw:marker-end-width="0.3cm" draw:marker-end-center="false" draw:fill="none" draw:fill-color="#99ccff" draw:fill-gradient-name="Gradient_20_7" draw:fill-hatch-name="Hatch_20_7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73" svg:stroke-width="0cm" svg:stroke-color="#000000" draw:marker-start="" draw:marker-start-width="0.3cm" draw:marker-start-center="false" draw:marker-end="" draw:marker-end-width="0.3cm" draw:marker-end-center="false" draw:fill="none" draw:fill-color="#99ccff" draw:fill-gradient-name="Gradient_20_7" draw:fill-hatch-name="Hatch_20_7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74" svg:stroke-width="0cm" svg:stroke-color="#000000" draw:marker-start="" draw:marker-start-width="0.3cm" draw:marker-start-center="false" draw:marker-end="" draw:marker-end-width="0.3cm" draw:marker-end-center="false" draw:fill="none" draw:fill-color="#99ccff" draw:fill-gradient-name="Gradient_20_7" draw:fill-hatch-name="Hatch_20_7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75" svg:stroke-width="0cm" svg:stroke-color="#000000" draw:marker-start="" draw:marker-start-width="0.3cm" draw:marker-start-center="false" draw:marker-end="" draw:marker-end-width="0.3cm" draw:marker-end-center="false" draw:fill="none" draw:fill-color="#99ccff" draw:fill-gradient-name="Gradient_20_7" draw:fill-hatch-name="Hatch_20_7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draw:stroke-dash="Dash_20_76"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fill-image-width="0cm" draw:fill-image-height="0cm" fo:min-height="0.499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77" svg:stroke-width="0cm" svg:stroke-color="#000000" draw:marker-start="" draw:marker-start-width="0.3cm" draw:marker-start-center="false" draw:marker-end="" draw:marker-end-width="0.3cm" draw:marker-end-center="false" draw:fill="none" draw:fill-color="#99ccff" draw:fill-gradient-name="Gradient_20_7" draw:fill-hatch-name="Hatch_20_7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78" svg:stroke-width="0cm" svg:stroke-color="#000000" draw:marker-start="" draw:marker-start-width="0.3cm" draw:marker-start-center="false" draw:marker-end="" draw:marker-end-width="0.3cm" draw:marker-end-center="false" draw:fill="none" draw:fill-color="#99ccff" draw:fill-gradient-name="Gradient_20_7" draw:fill-hatch-name="Hatch_20_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79" svg:stroke-width="0cm" svg:stroke-color="#000000" draw:marker-start="" draw:marker-start-width="0.3cm" draw:marker-start-center="false" draw:marker-end="" draw:marker-end-width="0.3cm" draw:marker-end-center="false" draw:fill="none" draw:fill-color="#99ccff" draw:fill-gradient-name="Gradient_20_7" draw:fill-hatch-name="Hatch_20_7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80" svg:stroke-width="0cm" svg:stroke-color="#000000" draw:marker-start="" draw:marker-start-width="0.3cm" draw:marker-start-center="false" draw:marker-end="" draw:marker-end-width="0.3cm" draw:marker-end-center="false" draw:fill="none" draw:fill-color="#99ccff" draw:fill-gradient-name="Gradient_20_7" draw:fill-hatch-name="Hatch_20_7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81" svg:stroke-width="0cm" svg:stroke-color="#000000" draw:marker-start="" draw:marker-start-width="0.3cm" draw:marker-start-center="false" draw:marker-end="" draw:marker-end-width="0.3cm" draw:marker-end-center="false" draw:fill="none" draw:fill-color="#99ccff" draw:fill-gradient-name="Gradient_20_7" draw:fill-hatch-name="Hatch_20_8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82" svg:stroke-width="0cm" svg:stroke-color="#000000" draw:marker-start="" draw:marker-start-width="0.3cm" draw:marker-start-center="false" draw:marker-end="" draw:marker-end-width="0.3cm" draw:marker-end-center="false" draw:fill="none" draw:fill-color="#99ccff" draw:fill-gradient-name="Gradient_20_7" draw:fill-hatch-name="Hatch_20_8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83" svg:stroke-width="0cm" svg:stroke-color="#000000" draw:marker-start="" draw:marker-start-width="0.3cm" draw:marker-start-center="false" draw:marker-end="" draw:marker-end-width="0.3cm" draw:marker-end-center="false" draw:fill="none" draw:fill-color="#99ccff" draw:fill-gradient-name="Gradient_20_7" draw:fill-hatch-name="Hatch_20_8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84" svg:stroke-width="0cm" svg:stroke-color="#000000" draw:marker-start="" draw:marker-start-width="0.3cm" draw:marker-start-center="false" draw:marker-end="" draw:marker-end-width="0.3cm" draw:marker-end-center="false" draw:fill="none" draw:fill-color="#99ccff" draw:fill-gradient-name="Gradient_20_7" draw:fill-hatch-name="Hatch_20_8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85" svg:stroke-width="0cm" svg:stroke-color="#000000" draw:marker-start="" draw:marker-start-width="0.3cm" draw:marker-start-center="false" draw:marker-end="" draw:marker-end-width="0.3cm" draw:marker-end-center="false" draw:fill="none" draw:fill-color="#99ccff" draw:fill-gradient-name="Gradient_20_7" draw:fill-hatch-name="Hatch_20_8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86" svg:stroke-width="0cm" svg:stroke-color="#000000" draw:marker-start="" draw:marker-start-width="0.3cm" draw:marker-start-center="false" draw:marker-end="" draw:marker-end-width="0.3cm" draw:marker-end-center="false" draw:fill="none" draw:fill-color="#99ccff" draw:fill-gradient-name="Gradient_20_7" draw:fill-hatch-name="Hatch_20_8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87" svg:stroke-width="0cm" svg:stroke-color="#000000" draw:marker-start="" draw:marker-start-width="0.3cm" draw:marker-start-center="false" draw:marker-end="" draw:marker-end-width="0.3cm" draw:marker-end-center="false" draw:fill="none" draw:fill-color="#99ccff" draw:fill-gradient-name="Gradient_20_7" draw:fill-hatch-name="Hatch_20_8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88" svg:stroke-width="0cm" svg:stroke-color="#000000" draw:marker-start="" draw:marker-start-width="0.3cm" draw:marker-start-center="false" draw:marker-end="" draw:marker-end-width="0.3cm" draw:marker-end-center="false" draw:fill="none" draw:fill-color="#99ccff" draw:fill-gradient-name="Gradient_20_7" draw:fill-hatch-name="Hatch_20_8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89" svg:stroke-width="0cm" svg:stroke-color="#000000" draw:marker-start="" draw:marker-start-width="0.3cm" draw:marker-start-center="false" draw:marker-end="" draw:marker-end-width="0.3cm" draw:marker-end-center="false" draw:fill="none" draw:fill-color="#99ccff" draw:fill-gradient-name="Gradient_20_7" draw:fill-hatch-name="Hatch_20_8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_20_90" svg:stroke-width="0cm" svg:stroke-color="#000000" draw:marker-start="" draw:marker-start-width="0.3cm" draw:marker-start-center="false" draw:marker-end="" draw:marker-end-width="0.3cm" draw:marker-end-center="false" draw:fill="none" draw:fill-color="#99ccff" draw:fill-gradient-name="Gradient_20_7" draw:fill-hatch-name="Hatch_20_8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_20_91" svg:stroke-width="0cm" svg:stroke-color="#000000" draw:marker-start="" draw:marker-start-width="0.3cm" draw:marker-start-center="false" draw:marker-end="" draw:marker-end-width="0.3cm" draw:marker-end-center="false" draw:fill="none" draw:fill-color="#99ccff" draw:fill-gradient-name="Gradient_20_7" draw:fill-hatch-name="Hatch_20_9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draw:stroke-dash="Dash_20_92" svg:stroke-width="0cm" svg:stroke-color="#000000" draw:marker-start="" draw:marker-start-width="0.3cm" draw:marker-start-center="false" draw:marker-end="" draw:marker-end-width="0.3cm" draw:marker-end-center="false" draw:fill="none" draw:fill-color="#ffffff" draw:fill-gradient-name="Gradient_20_7" draw:fill-hatch-name="Hatch_20_91" draw:fill-image-name="Bitmape_20_1" draw:fill-image-width="0cm" draw:fill-image-height="0cm" fo:min-height="0.383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_20_93" svg:stroke-width="0cm" svg:stroke-color="#000000" draw:marker-start="" draw:marker-start-width="0.3cm" draw:marker-start-center="false" draw:marker-end="" draw:marker-end-width="0.3cm" draw:marker-end-center="false" draw:fill="none" draw:fill-color="#99ccff" draw:fill-gradient-name="Gradient_20_7" draw:fill-hatch-name="Hatch_20_9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94" svg:stroke-width="0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fill-image-width="0cm" draw:fill-image-height="0cm" fo:min-height="1.607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95" svg:stroke-width="0cm" svg:stroke-color="#000000" draw:marker-start="" draw:marker-start-width="0.3cm" draw:marker-start-center="false" draw:marker-end="" draw:marker-end-width="0.3cm" draw:marker-end-center="false" draw:fill="none" draw:fill-color="#99ccff" draw:fill-gradient-name="Gradient_20_7" draw:fill-hatch-name="Hatch_20_9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96" svg:stroke-width="0cm" svg:stroke-color="#000000" draw:marker-start="" draw:marker-start-width="0.3cm" draw:marker-start-center="false" draw:marker-end="" draw:marker-end-width="0.3cm" draw:marker-end-center="false" draw:fill="none" draw:fill-color="#99ccff" draw:fill-gradient-name="Gradient_20_7" draw:fill-hatch-name="Hatch_20_9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draw:stroke-dash="Dash_20_97" svg:stroke-width="0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fill-image-width="0cm" draw:fill-image-height="0cm" fo:min-height="1.607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draw:stroke-dash="Dash_20_98" svg:stroke-width="0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draw:stroke-dash="Dash_20_99" svg:stroke-width="0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draw:stroke-dash="Dash_20_100" svg:stroke-width="0cm" svg:stroke-color="#000000" draw:marker-start="" draw:marker-start-width="0.3cm" draw:marker-start-center="false" draw:marker-end="" draw:marker-end-width="0.3cm" draw:marker-end-center="false" draw:fill="none" draw:fill-color="#ffffff" draw:fill-gradient-name="Gradient_20_7" draw:fill-hatch-name="Hatch_20_99" draw:fill-image-name="Bitmape_20_1" draw:fill-image-width="0cm" draw:fill-image-height="0cm" fo:min-height="1.607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_20_101" svg:stroke-width="0cm" svg:stroke-color="#000000" draw:marker-start="" draw:marker-start-width="0.3cm" draw:marker-start-center="false" draw:marker-end="" draw:marker-end-width="0.3cm" draw:marker-end-center="false" draw:fill="none" draw:fill-color="#99ccff" draw:fill-gradient-name="Gradient_20_7" draw:fill-hatch-name="Hatch_20_10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draw:stroke-dash="Dash_20_102" svg:stroke-width="0cm" svg:stroke-color="#000000" draw:marker-start="" draw:marker-start-width="0.3cm" draw:marker-start-center="false" draw:marker-end="" draw:marker-end-width="0.3cm" draw:marker-end-center="false" draw:fill="none" draw:fill-color="#99ccff" draw:fill-gradient-name="Gradient_20_7" draw:fill-hatch-name="Hatch_20_10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draw:stroke-dash="Dash_20_103" svg:stroke-width="0cm" svg:stroke-color="#000000" draw:marker-start="" draw:marker-start-width="0.3cm" draw:marker-start-center="false" draw:marker-end="" draw:marker-end-width="0.3cm" draw:marker-end-center="false" draw:fill="none" draw:fill-color="#ffffff" draw:fill-gradient-name="Gradient_20_7" draw:fill-hatch-name="Hatch_20_102" draw:fill-image-name="Bitmape_20_1" draw:fill-image-width="0cm" draw:fill-image-height="0cm" fo:min-height="1.609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_20_104" svg:stroke-width="0cm" svg:stroke-color="#000000" draw:marker-start="" draw:marker-start-width="0.3cm" draw:marker-start-center="false" draw:marker-end="" draw:marker-end-width="0.3cm" draw:marker-end-center="false" draw:fill="none" draw:fill-color="#99ccff" draw:fill-gradient-name="Gradient_20_7" draw:fill-hatch-name="Hatch_20_10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draw:stroke-dash="Dash_20_105" svg:stroke-width="0cm" svg:stroke-color="#000000" draw:marker-start="" draw:marker-start-width="0.3cm" draw:marker-start-center="false" draw:marker-end="" draw:marker-end-width="0.3cm" draw:marker-end-center="false" draw:fill="none" draw:fill-color="#99ccff" draw:fill-gradient-name="Gradient_20_7" draw:fill-hatch-name="Hatch_20_10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106" svg:stroke-width="0cm" svg:stroke-color="#000000" draw:marker-start="" draw:marker-start-width="0.3cm" draw:marker-start-center="false" draw:marker-end="" draw:marker-end-width="0.3cm" draw:marker-end-center="false" draw:fill="none" draw:fill-color="#99ccff" draw:fill-gradient-name="Gradient_20_7" draw:fill-hatch-name="Hatch_20_10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107" svg:stroke-width="0cm" svg:stroke-color="#000000" draw:marker-start="" draw:marker-start-width="0.3cm" draw:marker-start-center="false" draw:marker-end="" draw:marker-end-width="0.3cm" draw:marker-end-center="false" draw:fill="none" draw:fill-color="#99ccff" draw:fill-gradient-name="Gradient_20_7" draw:fill-hatch-name="Hatch_20_10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108" svg:stroke-width="0cm" svg:stroke-color="#000000" draw:marker-start="" draw:marker-start-width="0.3cm" draw:marker-start-center="false" draw:marker-end="" draw:marker-end-width="0.3cm" draw:marker-end-center="false" draw:fill="none" draw:fill-color="#99ccff" draw:fill-gradient-name="Gradient_20_7" draw:fill-hatch-name="Hatch_20_10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109" svg:stroke-width="0cm" svg:stroke-color="#000000" draw:marker-start="" draw:marker-start-width="0.3cm" draw:marker-start-center="false" draw:marker-end="" draw:marker-end-width="0.3cm" draw:marker-end-center="false" draw:fill="none" draw:fill-color="#99ccff" draw:fill-gradient-name="Gradient_20_7" draw:fill-hatch-name="Hatch_20_10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110" svg:stroke-width="0cm" svg:stroke-color="#000000" draw:marker-start="" draw:marker-start-width="0.3cm" draw:marker-start-center="false" draw:marker-end="" draw:marker-end-width="0.3cm" draw:marker-end-center="false" draw:fill="none" draw:fill-color="#99ccff" draw:fill-gradient-name="Gradient_20_7" draw:fill-hatch-name="Hatch_20_10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111" svg:stroke-width="0cm" svg:stroke-color="#000000" draw:marker-start="" draw:marker-start-width="0.3cm" draw:marker-start-center="false" draw:marker-end="" draw:marker-end-width="0.3cm" draw:marker-end-center="false" draw:fill="none" draw:fill-color="#99ccff" draw:fill-gradient-name="Gradient_20_7" draw:fill-hatch-name="Hatch_20_1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112" svg:stroke-width="0cm" svg:stroke-color="#000000" draw:marker-start="" draw:marker-start-width="0.3cm" draw:marker-start-center="false" draw:marker-end="" draw:marker-end-width="0.3cm" draw:marker-end-center="false" draw:fill="none" draw:fill-color="#99ccff" draw:fill-gradient-name="Gradient_20_7" draw:fill-hatch-name="Hatch_20_1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113" svg:stroke-width="0cm" svg:stroke-color="#000000" draw:marker-start="" draw:marker-start-width="0.3cm" draw:marker-start-center="false" draw:marker-end="" draw:marker-end-width="0.3cm" draw:marker-end-center="false" draw:fill="none" draw:fill-color="#99ccff" draw:fill-gradient-name="Gradient_20_7" draw:fill-hatch-name="Hatch_20_1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draw:stroke-dash="Dash_20_114" svg:stroke-width="0cm" svg:stroke-color="#000000" draw:marker-start="" draw:marker-start-width="0.3cm" draw:marker-start-center="false" draw:marker-end="" draw:marker-end-width="0.3cm" draw:marker-end-center="false" draw:fill="none" draw:fill-color="#99ccff" draw:fill-gradient-name="Gradient_20_7" draw:fill-hatch-name="Hatch_20_11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draw:stroke-dash="Dash_20_115" svg:stroke-width="0cm" svg:stroke-color="#000000" draw:marker-start="" draw:marker-start-width="0.3cm" draw:marker-start-center="false" draw:marker-end="" draw:marker-end-width="0.3cm" draw:marker-end-center="false" draw:fill="none" draw:fill-color="#99ccff" draw:fill-gradient-name="Gradient_20_7" draw:fill-hatch-name="Hatch_20_1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draw:stroke-dash="Dash_20_116" svg:stroke-width="0cm" svg:stroke-color="#000000" draw:marker-start="" draw:marker-start-width="0.3cm" draw:marker-start-center="false" draw:marker-end="" draw:marker-end-width="0.3cm" draw:marker-end-center="false" draw:fill="none" draw:fill-color="#ffffff" draw:fill-gradient-name="Gradient_20_7" draw:fill-hatch-name="Hatch_20_115" draw:fill-image-name="Bitmape_20_1" draw:fill-image-width="0cm" draw:fill-image-height="0cm" fo:min-height="0.499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draw:stroke-dash="Dash_20_117" svg:stroke-width="0cm" svg:stroke-color="#000000" draw:marker-start="" draw:marker-start-width="0.3cm" draw:marker-start-center="false" draw:marker-end="" draw:marker-end-width="0.3cm" draw:marker-end-center="false" draw:fill="none" draw:fill-color="#ffffff" draw:fill-gradient-name="Gradient_20_7" draw:fill-hatch-name="Hatch_20_116" draw:fill-image-name="Bitmape_20_1" draw:fill-image-width="0cm" draw:fill-image-height="0cm" fo:min-height="0.25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_20_118" svg:stroke-width="0cm" svg:stroke-color="#000000" draw:marker-start="" draw:marker-start-width="0.3cm" draw:marker-start-center="false" draw:marker-end="" draw:marker-end-width="0.3cm" draw:marker-end-center="false" draw:fill="none" draw:fill-color="#99ccff" draw:fill-gradient-name="Gradient_20_7" draw:fill-hatch-name="Hatch_20_1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draw:stroke-dash="Dash_20_119" svg:stroke-width="0cm" svg:stroke-color="#000000" draw:marker-start="" draw:marker-start-width="0.3cm" draw:marker-start-center="false" draw:marker-end="" draw:marker-end-width="0.3cm" draw:marker-end-center="false" draw:fill="none" draw:fill-color="#99ccff" draw:fill-gradient-name="Gradient_20_7" draw:fill-hatch-name="Hatch_20_1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draw:stroke-dash="Dash_20_120" svg:stroke-width="0cm" svg:stroke-color="#000000" draw:marker-start="" draw:marker-start-width="0.3cm" draw:marker-start-center="false" draw:marker-end="" draw:marker-end-width="0.3cm" draw:marker-end-center="false" draw:fill="none" draw:fill-color="#ffffff" draw:fill-gradient-name="Gradient_20_7" draw:fill-hatch-name="Hatch_20_119" draw:fill-image-name="Bitmape_20_1" draw:fill-image-width="0cm" draw:fill-image-height="0cm" fo:min-height="1.251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draw:stroke-dash="Dash_20_121" svg:stroke-width="0cm" svg:stroke-color="#000000" draw:marker-start="" draw:marker-start-width="0.3cm" draw:marker-start-center="false" draw:marker-end="" draw:marker-end-width="0.3cm" draw:marker-end-center="false" draw:fill="none" draw:fill-color="#ffffff" draw:fill-gradient-name="Gradient_20_7" draw:fill-hatch-name="Hatch_20_120" draw:fill-image-name="Bitmape_20_1" draw:fill-image-width="0cm" draw:fill-image-height="0cm" fo:min-height="7.826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draw:stroke-dash="Dash_20_122" svg:stroke-width="0cm" svg:stroke-color="#000000" draw:marker-start="" draw:marker-start-width="0.3cm" draw:marker-start-center="false" draw:marker-end="" draw:marker-end-width="0.3cm" draw:marker-end-center="false" draw:fill="none" draw:fill-color="#99ccff" draw:fill-gradient-name="Gradient_20_7" draw:fill-hatch-name="Hatch_20_1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draw:stroke-dash="Dash_20_123" svg:stroke-width="0cm" svg:stroke-color="#000000" draw:marker-start="" draw:marker-start-width="0.3cm" draw:marker-start-center="false" draw:marker-end="" draw:marker-end-width="0.3cm" draw:marker-end-center="false" draw:fill="none" draw:fill-color="#99ccff" draw:fill-gradient-name="Gradient_20_7" draw:fill-hatch-name="Hatch_20_1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draw:stroke-dash="Dash_20_124" svg:stroke-width="0cm" svg:stroke-color="#000000" draw:marker-start="" draw:marker-start-width="0.3cm" draw:marker-start-center="false" draw:marker-end="" draw:marker-end-width="0.3cm" draw:marker-end-center="false" draw:fill="none" draw:fill-color="#99ccff" draw:fill-gradient-name="Gradient_20_7" draw:fill-hatch-name="Hatch_20_1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_20_125" svg:stroke-width="0cm" svg:stroke-color="#000000" draw:marker-start="" draw:marker-start-width="0.3cm" draw:marker-start-center="false" draw:marker-end="" draw:marker-end-width="0.3cm" draw:marker-end-center="false" draw:fill="none" draw:fill-color="#99ccff" draw:fill-gradient-name="Gradient_20_7" draw:fill-hatch-name="Hatch_20_1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126" svg:stroke-width="0cm" svg:stroke-color="#000000" draw:marker-start="" draw:marker-start-width="0.3cm" draw:marker-start-center="false" draw:marker-end="" draw:marker-end-width="0.3cm" draw:marker-end-center="false" draw:fill="none" draw:fill-color="#99ccff" draw:fill-gradient-name="Gradient_20_7" draw:fill-hatch-name="Hatch_20_1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_20_127" svg:stroke-width="0cm" svg:stroke-color="#000000" draw:marker-start="" draw:marker-start-width="0.3cm" draw:marker-start-center="false" draw:marker-end="" draw:marker-end-width="0.3cm" draw:marker-end-center="false" draw:fill="none" draw:fill-color="#99ccff" draw:fill-gradient-name="Gradient_20_7" draw:fill-hatch-name="Hatch_20_1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128" svg:stroke-width="0cm" svg:stroke-color="#000000" draw:marker-start="" draw:marker-start-width="0.3cm" draw:marker-start-center="false" draw:marker-end="" draw:marker-end-width="0.3cm" draw:marker-end-center="false" draw:fill="none" draw:fill-color="#99ccff" draw:fill-gradient-name="Gradient_20_7" draw:fill-hatch-name="Hatch_20_1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_20_129" svg:stroke-width="0cm" svg:stroke-color="#000000" draw:marker-start="" draw:marker-start-width="0.3cm" draw:marker-start-center="false" draw:marker-end="" draw:marker-end-width="0.3cm" draw:marker-end-center="false" draw:fill="none" draw:fill-color="#99ccff" draw:fill-gradient-name="Gradient_20_7" draw:fill-hatch-name="Hatch_20_1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draw:stroke-dash="Dash_20_130" svg:stroke-width="0cm" svg:stroke-color="#000000" draw:marker-start="" draw:marker-start-width="0.3cm" draw:marker-start-center="false" draw:marker-end="" draw:marker-end-width="0.3cm" draw:marker-end-center="false" draw:fill="none" draw:fill-color="#99ccff" draw:fill-gradient-name="Gradient_20_7" draw:fill-hatch-name="Hatch_20_1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_20_131" svg:stroke-width="0cm" svg:stroke-color="#000000" draw:marker-start="" draw:marker-start-width="0.3cm" draw:marker-start-center="false" draw:marker-end="" draw:marker-end-width="0.3cm" draw:marker-end-center="false" draw:fill="none" draw:fill-color="#99ccff" draw:fill-gradient-name="Gradient_20_7" draw:fill-hatch-name="Hatch_20_1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draw:stroke-dash="Dash_20_132" svg:stroke-width="0cm" svg:stroke-color="#000000" draw:marker-start="" draw:marker-start-width="0.3cm" draw:marker-start-center="false" draw:marker-end="" draw:marker-end-width="0.3cm" draw:marker-end-center="false" draw:fill="none" draw:fill-color="#99ccff" draw:fill-gradient-name="Gradient_20_7" draw:fill-hatch-name="Hatch_20_1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_20_133" svg:stroke-width="0cm" svg:stroke-color="#000000" draw:marker-start="" draw:marker-start-width="0.3cm" draw:marker-start-center="false" draw:marker-end="" draw:marker-end-width="0.3cm" draw:marker-end-center="false" draw:fill="none" draw:fill-color="#99ccff" draw:fill-gradient-name="Gradient_20_7" draw:fill-hatch-name="Hatch_20_1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134" svg:stroke-width="0cm" svg:stroke-color="#000000" draw:marker-start="" draw:marker-start-width="0.3cm" draw:marker-start-center="false" draw:marker-end="" draw:marker-end-width="0.3cm" draw:marker-end-center="false" draw:fill="none" draw:fill-color="#99ccff" draw:fill-gradient-name="Gradient_20_7" draw:fill-hatch-name="Hatch_20_1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none" draw:stroke-dash="Dash_20_135" svg:stroke-width="0cm" svg:stroke-color="#000000" draw:marker-start="" draw:marker-start-width="0.3cm" draw:marker-start-center="false" draw:marker-end="" draw:marker-end-width="0.3cm" draw:marker-end-center="false" draw:fill="none" draw:fill-color="#ffffff" draw:fill-gradient-name="Gradient_20_7" draw:fill-hatch-name="Hatch_20_134" draw:fill-image-name="Bitmape_20_1" draw:fill-image-width="0cm" draw:fill-image-height="0cm" fo:min-height="0.524cm" fo:padding-top="0.125cm" fo:padding-bottom="0.125cm" fo:padding-left="0.25cm" fo:padding-right="0.25cm" draw:shadow="hidden" draw:shadow-offset-x="0.3cm" draw:shadow-offset-y="0.3cm" draw:shadow-color="#808080" style:run-through="foreground"/>
    </style:style>
    <style:style style:name="gr123" style:family="graphic">
      <style:graphic-properties draw:stroke="none" draw:stroke-dash="Dash_20_136" svg:stroke-width="0cm" svg:stroke-color="#000000" draw:marker-start="" draw:marker-start-width="0.3cm" draw:marker-start-center="false" draw:marker-end="" draw:marker-end-width="0.3cm" draw:marker-end-center="false" draw:fill="none" draw:fill-color="#ffffff" draw:fill-gradient-name="Gradient_20_7" draw:fill-hatch-name="Hatch_20_135" draw:fill-image-name="Bitmape_20_1" draw:fill-image-width="0cm" draw:fill-image-height="0cm" fo:min-height="0.857cm"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draw:stroke-dash="Dash_20_137" svg:stroke-width="0cm" svg:stroke-color="#000000" draw:marker-start="" draw:marker-start-width="0.3cm" draw:marker-start-center="false" draw:marker-end="" draw:marker-end-width="0.3cm" draw:marker-end-center="false" draw:fill="none" draw:fill-color="#99ccff" draw:fill-gradient-name="Gradient_20_7" draw:fill-hatch-name="Hatch_20_13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draw:stroke-dash="Dash_20_138" svg:stroke-width="0cm" svg:stroke-color="#000000" draw:marker-start="" draw:marker-start-width="0.3cm" draw:marker-start-center="false" draw:marker-end="" draw:marker-end-width="0.3cm" draw:marker-end-center="false" draw:fill="none" draw:fill-color="#99ccff" draw:fill-gradient-name="Gradient_20_7" draw:fill-hatch-name="Hatch_20_13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draw:stroke-dash="Dash_20_139" svg:stroke-width="0cm" svg:stroke-color="#000000" draw:marker-start="" draw:marker-start-width="0.3cm" draw:marker-start-center="false" draw:marker-end="" draw:marker-end-width="0.3cm" draw:marker-end-center="false" draw:fill="none" draw:fill-color="#99ccff" draw:fill-gradient-name="Gradient_20_7" draw:fill-hatch-name="Hatch_20_13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draw:stroke-dash="Dash_20_140" svg:stroke-width="0cm" svg:stroke-color="#000000" draw:marker-start="" draw:marker-start-width="0.3cm" draw:marker-start-center="false" draw:marker-end="" draw:marker-end-width="0.3cm" draw:marker-end-center="false" draw:fill="none" draw:fill-color="#99ccff" draw:fill-gradient-name="Gradient_20_7" draw:fill-hatch-name="Hatch_20_13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draw:stroke-dash="Dash_20_141" svg:stroke-width="0cm" svg:stroke-color="#000000" draw:marker-start="" draw:marker-start-width="0.3cm" draw:marker-start-center="false" draw:marker-end="" draw:marker-end-width="0.3cm" draw:marker-end-center="false" draw:fill="none" draw:fill-color="#ffffff" draw:fill-gradient-name="Gradient_20_7" draw:fill-hatch-name="Hatch_20_140" draw:fill-image-name="Bitmape_20_1" draw:fill-image-width="0cm" draw:fill-image-height="0cm" fo:min-height="0.526cm"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_20_142" svg:stroke-width="0cm" svg:stroke-color="#000000" draw:marker-start="" draw:marker-start-width="0.3cm" draw:marker-start-center="false" draw:marker-end="" draw:marker-end-width="0.3cm" draw:marker-end-center="false" draw:fill="none" draw:fill-color="#99ccff" draw:fill-gradient-name="Gradient_20_7" draw:fill-hatch-name="Hatch_20_14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none" draw:stroke-dash="Dash_20_143" svg:stroke-width="0cm" svg:stroke-color="#000000" draw:marker-start="" draw:marker-start-width="0.3cm" draw:marker-start-center="false" draw:marker-end="" draw:marker-end-width="0.3cm" draw:marker-end-center="false" draw:fill="none" draw:fill-color="#ffffff" draw:fill-gradient-name="Gradient_20_7" draw:fill-hatch-name="Hatch_20_142" draw:fill-image-name="Bitmape_20_1" draw:fill-image-width="0cm" draw:fill-image-height="0cm" fo:min-height="0.524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144" svg:stroke-width="0cm" svg:stroke-color="#000000" draw:marker-start="" draw:marker-start-width="0.3cm" draw:marker-start-center="false" draw:marker-end="" draw:marker-end-width="0.3cm" draw:marker-end-center="false" draw:fill="none" draw:fill-color="#99ccff" draw:fill-gradient-name="Gradient_20_7" draw:fill-hatch-name="Hatch_20_14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draw:stroke-dash="Dash_20_145" svg:stroke-width="0cm" svg:stroke-color="#000000" draw:marker-start="" draw:marker-start-width="0.3cm" draw:marker-start-center="false" draw:marker-end="" draw:marker-end-width="0.3cm" draw:marker-end-center="false" draw:fill="none" draw:fill-color="#ffffff" draw:fill-gradient-name="Gradient_20_7" draw:fill-hatch-name="Hatch_20_144" draw:fill-image-name="Bitmape_20_1" draw:fill-image-width="0cm" draw:fill-image-height="0cm" fo:min-height="0.524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146" svg:stroke-width="0cm" svg:stroke-color="#000000" draw:marker-start="" draw:marker-start-width="0.3cm" draw:marker-start-center="false" draw:marker-end="" draw:marker-end-width="0.3cm" draw:marker-end-center="false" draw:fill="none" draw:fill-color="#99ccff" draw:fill-gradient-name="Gradient_20_7" draw:fill-hatch-name="Hatch_20_14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7">Introduction<text:tab/>2</text:p>
          <text:p text:style-name="P17">Global site elements<text:tab/>3</text:p>
          <text:p text:style-name="P18">Header<text:tab/>3</text:p>
          <text:p text:style-name="P18">Left &amp; Right Columns<text:tab/>3</text:p>
          <text:p text:style-name="P18">Footer<text:tab/>3</text:p>
          <text:p text:style-name="P17">Standard Pages<text:tab/>4</text:p>
          <text:p text:style-name="P17">Gallery<text:tab/>5</text:p>
          <text:p text:style-name="P18">Gallery landing page<text:tab/>5</text:p>
          <text:p text:style-name="P18">Gallery page<text:tab/>6</text:p>
          <text:p text:style-name="P17">Products<text:tab/>7</text:p>
          <text:p text:style-name="P18">Product listing<text:tab/>8</text:p>
          <text:p text:style-name="P18">Product page<text:tab/>9</text:p>
          <text:p text:style-name="P17">Contact page<text:tab/>10</text:p>
        </text:index-body>
      </text:table-of-content>
      <text:p text:style-name="P4"/>
      <text:h text:style-name="P16" text:outline-level="1">Introduction</text:h>
      <text:p text:style-name="Standard">This document outlines the functionality that will be available on the E &amp; E Potts website. The site will be written in PHP and use a mySQL databse. Drupal will be used as the content management system (<text:a xlink:type="simple" xlink:href="http://www.drupal.org/">www.drupal.org</text:a>).</text:p>
      <text:p text:style-name="Standard"/>
      <text:p text:style-name="Standard">The focus of the website will be to easily navigate users to products and then if a user is interested in a product, direct them to the contact us page. All content on the site will be manageable via the administration area, a <text:span text:style-name="T1">username</text:span> and <text:span text:style-name="T1">password</text:span> will be used to access the admin area, these details be provided on delivery of the project.</text:p>
      <text:h text:style-name="P16" text:outline-level="1">Global site elements</text:h>
      <text:p text:style-name="Standard">There are three page elements that will be present across the site, the <text:span text:style-name="T1">header area</text:span><text:span text:style-name="T2">, the </text:span><text:span text:style-name="T1">left </text:span><text:span text:style-name="T2">and </text:span><text:span text:style-name="T1">right columns</text:span><text:span text:style-name="T2"> and the </text:span><text:span text:style-name="T1">footer area.</text:span><text:span text:style-name="T2"> </text:span></text:p>
      <text:p text:style-name="Standard"><text:span text:style-name="T2"/></text:p>
      <text:p text:style-name="Standard"><text:span text:style-name="T2">The header area will contain the site logo, links to the contact page (possibly including social media links such as facebook and twitter), the main site navigation and search field. The footer will contain links to contact form and copyright details.</text:span></text:p>
      <text:h text:style-name="P12" text:outline-level="2"><text:span text:style-name="T2">Header</text:span></text:h>
      <text:p text:style-name="P3"><text:span text:style-name="T2"/></text:p>
      <text:p text:style-name="P3"><draw:g text:anchor-type="paragraph" draw:z-index="0" draw:style-name="gr1"><draw:rect draw:style-name="gr2" draw:text-style-name="P20" svg:width="16.828cm" svg:height="2.347cm" svg:x="0.125cm" svg:y="0cm"><text:p text:style-name="P19"><text:span text:style-name="T6">HEADER</text:span></text:p><text:p text:style-name="P19"><text:span text:style-name="T6">Will contain logo and calls to action for </text:span><text:span text:style-name="T7">Contact us</text:span><text:span text:style-name="T6"> and </text:span><text:span text:style-name="T7">company phone number</text:span></text:p></draw:rect><draw:rect draw:style-name="gr3" draw:text-style-name="P20" svg:width="16.828cm" svg:height="0.939cm" svg:x="0.125cm" svg:y="2.817cm"><text:p text:style-name="P19"><text:span text:style-name="T6">MAIN SITE NAVIGATION</text:span></text:p></draw:rect><draw:g draw:style-name="gr4"><draw:rect draw:style-name="gr5" draw:text-style-name="P20" svg:width="5.612cm" svg:height="0.472cm" svg:x="0.591cm" svg:y="4.692cm"><text:p text:style-name="P19"><text:span text:style-name="T6">Search</text:span></text:p></draw:rect><draw:g draw:style-name="gr4"><draw:rect draw:style-name="gr6" draw:text-style-name="P20" svg:width="2.802cm" svg:height="0.472cm" svg:x="6.671cm" svg:y="4.692cm"><text:p text:style-name="P19"><text:span text:style-name="T6">– </text:span><text:span text:style-name="T6">Category --</text:span></text:p></draw:rect><draw:rect draw:style-name="gr7" draw:text-style-name="P20" svg:width="0.466cm" svg:height="0.472cm" svg:x="9.006cm" svg:y="4.692cm"><text:p text:style-name="P19"><text:span text:style-name="T6">v</text:span></text:p></draw:rect></draw:g><draw:rect draw:style-name="gr8" draw:text-style-name="P20" svg:width="0.936cm" svg:height="0.472cm" svg:x="9.941cm" svg:y="4.692cm"><text:p text:style-name="P19"><text:span text:style-name="T6">Go</text:span></text:p></draw:rect><draw:rect draw:style-name="gr9" draw:text-style-name="P20" svg:width="16.828cm" svg:height="1.41cm" svg:x="0.125cm" svg:y="4.223cm"><text:p/></draw:rect></draw:g></draw:g><text:span text:style-name="T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2">Left &amp; Right Columns</text:h>
      <text:p text:style-name="P7">The left column of each page will contain a drop down selection box for product brands and a list of product categories. The right column of each page will contain a list of featured products which will act as quick link, which products are displayed within the list will be configurable via the administration area.</text:p>
      <text:h text:style-name="P14" text:outline-level="2">Footer</text:h>
      <text:p text:style-name="P3"/>
      <text:p text:style-name="P3"><draw:rect text:anchor-type="paragraph" draw:z-index="1" draw:style-name="gr10" draw:text-style-name="P20" svg:width="16.828cm" svg:height="1.001cm" svg:x="0.125cm" svg:y="0.002cm"><text:p text:style-name="P19"><text:span text:style-name="T6">Footer navigation | copyright info</text:span></text:p></draw:rect></text:p>
      <text:p text:style-name="P3"/>
      <text:p text:style-name="P3"/>
      <text:h text:style-name="P16" text:outline-level="1">Standard Pages</text:h>
      <text:p text:style-name="Text_20_body">Standard pages follow a specific template layout, each page will contain fields for a <text:span text:style-name="T1">title</text:span><text:span text:style-name="T2">, </text:span><text:span text:style-name="T1">body</text:span><text:span text:style-name="T2"> and </text:span><text:span text:style-name="T1">image upload</text:span><text:span text:style-name="T2">, </text:span>unlimited standard pages can be created and managed via the admin area. When the site is initially created it will contain standard pages for <text:span text:style-name="T1">about us</text:span><text:span text:style-name="T2"> and </text:span><text:span text:style-name="T1">services</text:span><text:span text:style-name="T2">.</text:span></text:p>
      <text:p text:style-name="Text_20_body"><draw:g text:anchor-type="paragraph" draw:z-index="2" draw:style-name="gr1"><draw:rect draw:style-name="gr11" draw:text-style-name="P21" svg:width="3.738cm" svg:height="12.84cm" svg:x="0.125cm" svg:y="0.173cm"><text:p/></draw:rect><draw:rect draw:style-name="gr12" draw:text-style-name="P21" svg:width="9.349cm" svg:height="14.523cm" svg:x="4.332cm" svg:y="0.727cm"><text:p/></draw:rect><draw:g draw:style-name="gr4"><draw:rect draw:style-name="gr13" draw:text-style-name="P21" svg:width="2.805cm" svg:height="0.555cm" svg:x="0.591cm" svg:y="1.289cm"><text:p text:style-name="P19"><text:span text:style-name="T8">----</text:span></text:p></draw:rect><draw:rect draw:style-name="gr14" draw:text-style-name="P21" svg:width="0.468cm" svg:height="0.555cm" svg:x="2.928cm" svg:y="1.289cm"><text:p text:style-name="P19"><text:span text:style-name="T8">v</text:span></text:p></draw:rect></draw:g><draw:g draw:style-name="gr4"><draw:rect draw:style-name="gr15" draw:text-style-name="P21" svg:width="2.805cm" svg:height="0.563cm" svg:x="0.591cm" svg:y="0.727cm"><text:p text:style-name="P19"><text:span text:style-name="T6">Brand</text:span></text:p></draw:rect></draw:g><draw:g draw:style-name="gr4"><draw:rect draw:style-name="gr16" draw:text-style-name="P20" svg:width="2.804cm" svg:height="0.555cm" svg:x="14.15cm" svg:y="0.173cm"><text:p text:style-name="P19"><text:span text:style-name="T6">Featured Products</text:span></text:p></draw:rect><draw:rect draw:style-name="gr17" draw:text-style-name="P23" svg:width="2.804cm" svg:height="1.678cm" svg:x="14.15cm" svg:y="0.727cm"><text:p text:style-name="P22"><text:span text:style-name="T6">Product</text:span><text:span text:style-name="T8"> 1</text:span></text:p></draw:rect><draw:rect draw:style-name="gr18" draw:text-style-name="P23" svg:width="2.804cm" svg:height="1.676cm" svg:x="14.15cm" svg:y="2.404cm"><text:p text:style-name="P22"><text:span text:style-name="T6">Product</text:span><text:span text:style-name="T8"> 2</text:span></text:p></draw:rect><draw:rect draw:style-name="gr19" draw:text-style-name="P23" svg:width="2.804cm" svg:height="1.675cm" svg:x="14.15cm" svg:y="4.08cm"><text:p text:style-name="P22"><text:span text:style-name="T6">Product</text:span><text:span text:style-name="T8"> 3</text:span></text:p></draw:rect></draw:g><draw:g draw:style-name="gr4"><draw:rect draw:style-name="gr20" draw:text-style-name="P21" svg:width="2.805cm" svg:height="0.56cm" svg:x="0.591cm" svg:y="2.404cm"><text:p text:style-name="P19"><text:span text:style-name="T6">Categories</text:span></text:p></draw:rect></draw:g><draw:rect draw:style-name="gr21" draw:text-style-name="P23" svg:width="2.805cm" svg:height="3.352cm" svg:x="0.591cm" svg:y="2.963cm"><text:p/></draw:rect><draw:frame draw:style-name="gr22" draw:text-style-name="P25" svg:width="6.543cm" svg:height="0.839cm" svg:x="4.145cm" svg:y="0.058cm"><draw:text-box><text:p text:style-name="P24"><text:span text:style-name="T6">Home &gt; Page title</text:span></text:p></draw:text-box></draw:frame><draw:frame draw:style-name="gr23" draw:text-style-name="P26" svg:width="7.012cm" svg:height="1.198cm" svg:x="4.611cm" svg:y="1.129cm"><draw:text-box><text:p text:style-name="P24"><text:span text:style-name="T8">Page title</text:span></text:p></draw:text-box></draw:frame><draw:line draw:style-name="gr24" draw:text-style-name="P21" svg:x1="4.798cm" svg:y1="1.845cm" svg:x2="13.212cm" svg:y2="1.845cm"><text:p/></draw:line><draw:rect draw:style-name="gr25" draw:text-style-name="P21" svg:width="4.209cm" svg:height="3.911cm" svg:x="9.006cm" svg:y="2.404cm"><text:p text:style-name="P19"><text:span text:style-name="T8">Image</text:span></text:p></draw:rect><draw:frame draw:style-name="gr26" draw:text-style-name="P26" svg:width="4.486cm" svg:height="4.395cm" svg:x="4.521cm" svg:y="2.18cm"><draw:text-box><text:p text:style-name="P24"><text:span text:style-name="T8">Lorem ipsum dolor sit amet, consectetur adipiscing elit. Fusce eros ligula, vestibulum non cursus vitae, faucibus eget lorem. Mauris aliquam orci sit amet neque eleifend porttitor ac nec sapien. Fusce eros ligula, vestibulum non cursus vitae, faucibus eget lorem. Mauris aliquam orci sit amet neque eleifend porttitor ac nec sapien</text:span></text:p></draw:text-box></draw:frame><draw:frame draw:style-name="gr27" draw:text-style-name="P26" svg:width="8.695cm" svg:height="9.617cm" svg:x="4.521cm" svg:y="6.315cm"><draw:text-box><text:p text:style-name="P24"><text:span text:style-name="T8">Lorem ipsum dolor sit amet, consectetur adipiscing elit. Fusce eros ligula, vestibulum non cursus vitae, faucibus eget lorem. Mauris aliquam orci sit amet neque eleifend porttitor ac nec sapien. Cras sit amet nibh augue, eu egestas nisi. Vivamus eu sapien varius mauris ultricies malesuada. Vestibulum convallis orci eros, eget rutrum metus. Quisque nisl eros, feugiat id tincidunt id, vulputate quis tortor. Integer vitae tortor purus, non blandit sem. Proin sem ligula, venenatis sed auctor et, venenatis ut nulla. Quisque eu quam diam. Morbi tempor diam vitae ante posuere lacinia. Nunc quis velit convallis lorem imperdiet aliquam.</text:span></text:p><text:p text:style-name="P24"><text:span text:style-name="T8"/></text:p><text:p text:style-name="P24"><text:span text:style-name="T8">Nulla libero libero, mollis tincidunt luctus vitae, feugiat ac eros. Vestibulum imperdiet, nunc sit amet lobortis venenatis, quam ante gravida turpis, vel ornare est lorem iaculis felis. Donec et ante libero, non porttitor sem. Proin posuere enim sed orci mollis fringilla. Ut suscipit massa orci, vitae sagittis ipsum. Morbi id dolor urna. Maecenas vulputate lacus vel urna facilisis vehicula. Ut at tellus arcu. Mauris non ligula non tellus cursus tincidunt. Cras viverra lacus pretium eros porttitor tempor. Etiam sit amet ante diam, vel ornare elit. Integer hendrerit est vitae lacus rhoncus ultricies. In odio justo, iaculis vel semper vel, cursus ut tellus. Cras vel est enim, at consectetur purus. Aenean venenatis sem ut odio pharetra egestas. Mauris in nisi at sem luctus blandit. Maecenas tincidunt venenatis rhoncus. Sed vehicula suscipit justo a aliquet. </text:span></text:p></draw:text-box></draw:frame></draw:g><text:span text:style-name="T2"/></text:p>
      <text:h text:style-name="P16" text:outline-level="1"><text:span text:style-name="T2">Gallery</text:span></text:h>
      <text:p text:style-name="Text_20_body"><text:span text:style-name="T2">Via the administration area users will be able to create gallery albums, this will consist of a gallery title, options body text and unlimited images.</text:span></text:p>
      <text:h text:style-name="P13" text:outline-level="2"><text:span text:style-name="T2">Gallery landing page</text:span></text:h>
      <text:p text:style-name="Text_20_body"><text:span text:style-name="T3">The gallery landing page will contain thumbnails for each gallery album, if the amount of albums is greater than six pagination will be implemented to allow the user to navigation through archive content. </text:span></text:p>
      <text:p text:style-name="Text_20_body"><draw:g text:anchor-type="paragraph" draw:z-index="3" draw:style-name="gr1"><draw:rect draw:style-name="gr28" draw:text-style-name="P21" svg:width="3.74cm" svg:height="6cm" svg:x="0.125cm" svg:y="0.313cm"><text:p/></draw:rect><draw:g draw:style-name="gr4"><draw:rect draw:style-name="gr29" draw:text-style-name="P21" svg:width="2.805cm" svg:height="0.5cm" svg:x="0.591cm" svg:y="1.313cm"><text:p text:style-name="P19"><text:span text:style-name="T8">----</text:span></text:p></draw:rect><draw:rect draw:style-name="gr30" draw:text-style-name="P21" svg:width="0.466cm" svg:height="0.5cm" svg:x="2.93cm" svg:y="1.313cm"><text:p text:style-name="P19"><text:span text:style-name="T8">v</text:span></text:p></draw:rect></draw:g><draw:g draw:style-name="gr4"><draw:rect draw:style-name="gr31" draw:text-style-name="P21" svg:width="2.805cm" svg:height="0.502cm" svg:x="0.591cm" svg:y="0.812cm"><text:p text:style-name="P19"><text:span text:style-name="T6">Brand</text:span></text:p></draw:rect></draw:g><draw:g draw:style-name="gr4"><draw:rect draw:style-name="gr32" draw:text-style-name="P20" svg:width="2.805cm" svg:height="0.5cm" svg:x="14.148cm" svg:y="0.313cm"><text:p text:style-name="P19"><text:span text:style-name="T6">Featured Products</text:span></text:p></draw:rect><draw:rect draw:style-name="gr33" draw:text-style-name="P23" svg:width="2.805cm" svg:height="1.502cm" svg:x="14.148cm" svg:y="0.812cm"><text:p text:style-name="P22"><text:span text:style-name="T6">Product</text:span><text:span text:style-name="T8"> 1</text:span></text:p></draw:rect><draw:rect draw:style-name="gr34" draw:text-style-name="P23" svg:width="2.805cm" svg:height="1.5cm" svg:x="14.148cm" svg:y="2.313cm"><text:p text:style-name="P22"><text:span text:style-name="T6">Product</text:span><text:span text:style-name="T8"> 2</text:span></text:p></draw:rect><draw:rect draw:style-name="gr35" draw:text-style-name="P23" svg:width="2.805cm" svg:height="1.5cm" svg:x="14.148cm" svg:y="3.812cm"><text:p text:style-name="P22"><text:span text:style-name="T6">Product</text:span><text:span text:style-name="T8"> 3</text:span></text:p></draw:rect></draw:g><draw:g draw:style-name="gr4"><draw:rect draw:style-name="gr36" draw:text-style-name="P21" svg:width="2.805cm" svg:height="0.5cm" svg:x="0.591cm" svg:y="2.313cm"><text:p text:style-name="P19"><text:span text:style-name="T6">Categories</text:span></text:p></draw:rect></draw:g><draw:rect draw:style-name="gr37" draw:text-style-name="P23" svg:width="2.805cm" svg:height="3.001cm" svg:x="0.591cm" svg:y="2.812cm"><text:p/></draw:rect><draw:frame draw:style-name="gr38" draw:text-style-name="P27" svg:width="6.543cm" svg:height="0.75cm" svg:x="4.145cm" svg:y="0.212cm"><draw:text-box><text:p text:style-name="P24"><text:span text:style-name="T6">Home &gt; Gallery Category</text:span></text:p></draw:text-box></draw:frame><draw:rect draw:style-name="gr39" draw:text-style-name="P21" svg:width="2.805cm" svg:height="3.4cm" svg:x="4.332cm" svg:y="0.912cm"><text:p text:style-name="P19"><text:span text:style-name="T8">Gallery </text:span></text:p><text:p text:style-name="P19"><text:span text:style-name="T8">Category </text:span></text:p><text:p text:style-name="P19"><text:span text:style-name="T8">Thumbnail</text:span></text:p></draw:rect><draw:rect draw:style-name="gr40" draw:text-style-name="P21" svg:width="2.804cm" svg:height="3.4cm" svg:x="7.604cm" svg:y="0.912cm"><text:p text:style-name="P19"><text:span text:style-name="T8">Gallery</text:span></text:p><text:p text:style-name="P19"><text:span text:style-name="T8">Category</text:span></text:p><text:p text:style-name="P19"><text:span text:style-name="T8">Thumbnail</text:span></text:p></draw:rect><draw:rect draw:style-name="gr41" draw:text-style-name="P21" svg:width="2.805cm" svg:height="3.4cm" svg:x="10.876cm" svg:y="0.912cm"><text:p text:style-name="P19"><text:span text:style-name="T8">Gallery</text:span></text:p><text:p text:style-name="P19"><text:span text:style-name="T8">Category</text:span></text:p><text:p text:style-name="P19"><text:span text:style-name="T8">Thumbnail</text:span></text:p></draw:rect><draw:rect draw:style-name="gr42" draw:text-style-name="P21" svg:width="2.805cm" svg:height="0.502cm" svg:x="4.332cm" svg:y="4.311cm"><text:p text:style-name="P19"><text:span text:style-name="T8">Category</text:span></text:p></draw:rect><draw:rect draw:style-name="gr43" draw:text-style-name="P21" svg:width="2.804cm" svg:height="0.502cm" svg:x="7.604cm" svg:y="4.311cm"><text:p text:style-name="P19"><text:span text:style-name="T8">Category</text:span></text:p></draw:rect><draw:rect draw:style-name="gr44" draw:text-style-name="P21" svg:width="2.805cm" svg:height="0.502cm" svg:x="10.876cm" svg:y="4.311cm"><text:p text:style-name="P19"><text:span text:style-name="T8">Category</text:span></text:p></draw:rect><draw:rect draw:style-name="gr45" draw:text-style-name="P21" svg:width="2.805cm" svg:height="3.4cm" svg:x="4.332cm" svg:y="5.812cm"><text:p text:style-name="P19"><text:span text:style-name="T8">Gallery </text:span></text:p><text:p text:style-name="P19"><text:span text:style-name="T8">Category </text:span></text:p><text:p text:style-name="P19"><text:span text:style-name="T8">Thumbnail</text:span></text:p></draw:rect><draw:rect draw:style-name="gr46" draw:text-style-name="P21" svg:width="2.804cm" svg:height="3.4cm" svg:x="7.604cm" svg:y="5.812cm"><text:p text:style-name="P19"><text:span text:style-name="T8">Gallery</text:span></text:p><text:p text:style-name="P19"><text:span text:style-name="T8">Category</text:span></text:p><text:p text:style-name="P19"><text:span text:style-name="T8">Thumbnail</text:span></text:p></draw:rect><draw:rect draw:style-name="gr47" draw:text-style-name="P21" svg:width="2.805cm" svg:height="3.4cm" svg:x="10.876cm" svg:y="5.812cm"><text:p text:style-name="P19"><text:span text:style-name="T8">Gallery</text:span></text:p><text:p text:style-name="P19"><text:span text:style-name="T8">Category</text:span></text:p><text:p text:style-name="P19"><text:span text:style-name="T8">Thumbnail</text:span></text:p></draw:rect><draw:rect draw:style-name="gr48" draw:text-style-name="P21" svg:width="2.805cm" svg:height="0.502cm" svg:x="4.332cm" svg:y="9.211cm"><text:p text:style-name="P19"><text:span text:style-name="T8">Category</text:span></text:p></draw:rect><draw:rect draw:style-name="gr49" draw:text-style-name="P21" svg:width="2.804cm" svg:height="0.502cm" svg:x="7.604cm" svg:y="9.211cm"><text:p text:style-name="P19"><text:span text:style-name="T8">Category</text:span></text:p></draw:rect><draw:rect draw:style-name="gr50" draw:text-style-name="P21" svg:width="2.805cm" svg:height="0.502cm" svg:x="10.876cm" svg:y="9.211cm"><text:p text:style-name="P19"><text:span text:style-name="T8">Category</text:span></text:p></draw:rect><draw:line draw:style-name="gr51" draw:text-style-name="P21" svg:x1="13.68cm" svg:y1="5.312cm" svg:x2="4.332cm" svg:y2="5.312cm"><text:p/></draw:line></draw:g><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P15" text:outline-level="2"><text:span text:style-name="T3">Gallery page</text:span></text:h>
      <text:p text:style-name="Text_20_body"><text:span text:style-name="T3">Each gallery page will display one main image and individual thumbnail images below, if the user clicks on a thumbnail it replaces the main image.</text:span></text:p>
      <text:p text:style-name="Text_20_body"><draw:g text:anchor-type="paragraph" draw:z-index="4" draw:style-name="gr1"><draw:rect draw:style-name="gr52" draw:text-style-name="P21" svg:width="3.733cm" svg:height="6cm" svg:x="0.125cm" svg:y="0.314cm"><text:p/></draw:rect><draw:rect draw:style-name="gr53" draw:text-style-name="P21" svg:width="9.335cm" svg:height="6.501cm" svg:x="4.325cm" svg:y="0.813cm"><text:p text:style-name="P19"><text:span text:style-name="T8">Gallery Image</text:span></text:p></draw:rect><draw:g draw:style-name="gr4"><draw:rect draw:style-name="gr54" draw:text-style-name="P21" svg:width="2.8cm" svg:height="0.5cm" svg:x="0.591cm" svg:y="1.314cm"><text:p text:style-name="P19"><text:span text:style-name="T8">----</text:span></text:p></draw:rect><draw:rect draw:style-name="gr55" draw:text-style-name="P21" svg:width="0.466cm" svg:height="0.5cm" svg:x="2.924cm" svg:y="1.314cm"><text:p text:style-name="P19"><text:span text:style-name="T8">v</text:span></text:p></draw:rect></draw:g><draw:g draw:style-name="gr4"><draw:rect draw:style-name="gr56" draw:text-style-name="P21" svg:width="2.8cm" svg:height="0.502cm" svg:x="0.591cm" svg:y="0.813cm"><text:p text:style-name="P19"><text:span text:style-name="T6">Brand</text:span></text:p></draw:rect></draw:g><draw:g draw:style-name="gr4"><draw:rect draw:style-name="gr57" draw:text-style-name="P20" svg:width="2.8cm" svg:height="0.5cm" svg:x="14.127cm" svg:y="0.314cm"><text:p text:style-name="P19"><text:span text:style-name="T6">Featured Products</text:span></text:p></draw:rect><draw:rect draw:style-name="gr58" draw:text-style-name="P23" svg:width="2.8cm" svg:height="1.502cm" svg:x="14.127cm" svg:y="0.813cm"><text:p text:style-name="P22"><text:span text:style-name="T6">Product</text:span><text:span text:style-name="T8"> 1</text:span></text:p></draw:rect><draw:rect draw:style-name="gr59" draw:text-style-name="P23" svg:width="2.8cm" svg:height="1.5cm" svg:x="14.127cm" svg:y="2.314cm"><text:p text:style-name="P22"><text:span text:style-name="T6">Product</text:span><text:span text:style-name="T8"> 2</text:span></text:p></draw:rect><draw:rect draw:style-name="gr60" draw:text-style-name="P23" svg:width="2.8cm" svg:height="1.5cm" svg:x="14.127cm" svg:y="3.813cm"><text:p text:style-name="P22"><text:span text:style-name="T6">Product</text:span><text:span text:style-name="T8"> 3</text:span></text:p></draw:rect></draw:g><draw:g draw:style-name="gr4"><draw:rect draw:style-name="gr61" draw:text-style-name="P21" svg:width="2.8cm" svg:height="0.5cm" svg:x="0.591cm" svg:y="2.314cm"><text:p text:style-name="P19"><text:span text:style-name="T6">Categories</text:span></text:p></draw:rect></draw:g><draw:rect draw:style-name="gr62" draw:text-style-name="P23" svg:width="2.8cm" svg:height="3.001cm" svg:x="0.591cm" svg:y="2.813cm"><text:p/></draw:rect><draw:frame draw:style-name="gr63" draw:text-style-name="P27" svg:width="6.534cm" svg:height="0.75cm" svg:x="4.138cm" svg:y="0.213cm"><draw:text-box><text:p text:style-name="P24"><text:span text:style-name="T6">Home &gt; Gallery Category &gt; Gallery</text:span></text:p></draw:text-box></draw:frame><draw:rect draw:style-name="gr64" draw:text-style-name="P21" svg:width="2.802cm" svg:height="1.502cm" svg:x="4.325cm" svg:y="8.313cm"><text:p text:style-name="P19"><text:span text:style-name="T8">Thumbnail</text:span></text:p></draw:rect><draw:rect draw:style-name="gr65" draw:text-style-name="P21" svg:width="2.8cm" svg:height="1.502cm" svg:x="7.592cm" svg:y="8.313cm"><text:p text:style-name="P19"><text:span text:style-name="T8">Thumbnail</text:span></text:p></draw:rect><draw:rect draw:style-name="gr66" draw:text-style-name="P21" svg:width="2.802cm" svg:height="1.502cm" svg:x="10.858cm" svg:y="8.313cm"><text:p text:style-name="P19"><text:span text:style-name="T8">Thumbnail</text:span></text:p></draw:rect><draw:line draw:style-name="gr67" draw:text-style-name="P21" svg:x1="4.325cm" svg:y1="7.813cm" svg:x2="13.659cm" svg:y2="7.813cm"><text:p/></draw:line></draw:g><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P16" text:outline-level="1"><text:span text:style-name="T2">Products</text:span></text:h>
      <text:p text:style-name="Text_20_body"><text:span text:style-name="T3">Admin users will be able add unlimited products via the administration area, each product will have the fields;</text:span></text:p>
      <text:list xml:id="list36400209" text:style-name="L3">
        <text:list-item>
          <text:p text:style-name="P9"><text:span text:style-name="T2">Name</text:span></text:p>
        </text:list-item>
        <text:list-item>
          <text:p text:style-name="P9"><text:span text:style-name="T2">Description</text:span></text:p>
        </text:list-item>
        <text:list-item>
          <text:p text:style-name="P9"><text:span text:style-name="T2">Price</text:span></text:p>
        </text:list-item>
        <text:list-item>
          <text:p text:style-name="P9"><text:span text:style-name="T2">Part number</text:span></text:p>
        </text:list-item>
        <text:list-item>
          <text:p text:style-name="P9"><text:span text:style-name="T2">Images</text:span></text:p>
          <text:p text:style-name="P11">This field will allow for unlimited uploads, each uploaded image will be part of the over all gallery for the product.</text:p>
        </text:list-item>
        <text:list-item>
          <text:p text:style-name="P9"><text:span text:style-name="T2">Brand</text:span></text:p>
          <text:p text:style-name="P11">A category that can be managed via the administration area.</text:p>
        </text:list-item>
        <text:list-item>
          <text:p text:style-name="P9"><text:span text:style-name="T2">Type</text:span></text:p>
          <text:p text:style-name="P10"><text:span text:style-name="T4">A category that can be managed via the administration area.</text:span></text:p>
        </text:list-item>
        <text:list-item>
          <text:p text:style-name="P8">Related products</text:p>
          <text:p text:style-name="P11">A list of check-boxes, each item in the list will be a product which already exists. Related products will be displayed underneath the main content on the product page.</text:p>
        </text:list-item>
      </text:list>
      <text:h text:style-name="Heading_20_2" text:outline-level="2"><text:span text:style-name="T3"/></text:h>
      <text:h text:style-name="P15" text:outline-level="2"><text:span text:style-name="T3">Product listing</text:span></text:h>
      <text:p text:style-name="Text_20_body"><text:span text:style-name="T3">The listing page will display all the products available, or if reached via one of the one of the search options display a filtered list of products.</text:span></text:p>
      <text:p text:style-name="Text_20_body"><draw:g text:anchor-type="paragraph" draw:z-index="5" draw:style-name="gr1"><draw:rect draw:style-name="gr68" draw:text-style-name="P21" svg:width="3.733cm" svg:height="9.713cm" svg:x="0.125cm" svg:y="0.298cm"><text:p/></draw:rect><draw:rect draw:style-name="gr69" draw:text-style-name="P21" svg:width="9.335cm" svg:height="10.559cm" svg:x="4.325cm" svg:y="0.719cm"><text:p/></draw:rect><draw:g draw:style-name="gr4"><draw:rect draw:style-name="gr70" draw:text-style-name="P21" svg:width="2.8cm" svg:height="0.422cm" svg:x="0.591cm" svg:y="1.143cm"><text:p text:style-name="P19"><text:span text:style-name="T8">----</text:span></text:p></draw:rect><draw:rect draw:style-name="gr71" draw:text-style-name="P21" svg:width="0.466cm" svg:height="0.422cm" svg:x="2.924cm" svg:y="1.143cm"><text:p text:style-name="P19"><text:span text:style-name="T8">v</text:span></text:p></draw:rect></draw:g><draw:g draw:style-name="gr4"><draw:rect draw:style-name="gr72" draw:text-style-name="P21" svg:width="2.8cm" svg:height="0.424cm" svg:x="0.591cm" svg:y="0.719cm"><text:p text:style-name="P19"><text:span text:style-name="T6">Brand</text:span></text:p></draw:rect></draw:g><draw:g draw:style-name="gr4"><draw:rect draw:style-name="gr73" draw:text-style-name="P20" svg:width="2.8cm" svg:height="0.422cm" svg:x="14.127cm" svg:y="0.298cm"><text:p text:style-name="P19"><text:span text:style-name="T6">Featured Products</text:span></text:p></draw:rect><draw:rect draw:style-name="gr74" draw:text-style-name="P23" svg:width="2.8cm" svg:height="1.269cm" svg:x="14.127cm" svg:y="0.719cm"><text:p text:style-name="P22"><text:span text:style-name="T6">Product</text:span><text:span text:style-name="T8"> 1</text:span></text:p></draw:rect><draw:rect draw:style-name="gr75" draw:text-style-name="P23" svg:width="2.8cm" svg:height="1.267cm" svg:x="14.127cm" svg:y="1.987cm"><text:p text:style-name="P22"><text:span text:style-name="T6">Product</text:span><text:span text:style-name="T8"> 2</text:span></text:p></draw:rect><draw:rect draw:style-name="gr76" draw:text-style-name="P23" svg:width="2.8cm" svg:height="1.267cm" svg:x="14.127cm" svg:y="3.254cm"><text:p text:style-name="P22"><text:span text:style-name="T6">Product</text:span><text:span text:style-name="T8"> 3</text:span></text:p></draw:rect></draw:g><draw:g draw:style-name="gr4"><draw:rect draw:style-name="gr77" draw:text-style-name="P21" svg:width="2.8cm" svg:height="0.422cm" svg:x="0.591cm" svg:y="1.987cm"><text:p text:style-name="P19"><text:span text:style-name="T6">Categories</text:span></text:p></draw:rect></draw:g><draw:rect draw:style-name="gr78" draw:text-style-name="P23" svg:width="2.8cm" svg:height="2.535cm" svg:x="0.591cm" svg:y="2.409cm"><text:p/></draw:rect><draw:frame draw:style-name="gr79" draw:text-style-name="P25" svg:width="6.534cm" svg:height="0.634cm" svg:x="4.138cm" svg:y="0.213cm"><draw:text-box><text:p text:style-name="P24"><text:span text:style-name="T6">Home &gt; Products </text:span></text:p></draw:text-box></draw:frame><draw:g draw:style-name="gr4"><draw:rect draw:style-name="gr80" draw:text-style-name="P21" svg:width="3.266cm" svg:height="1.689cm" svg:x="4.794cm" svg:y="1.143cm"><text:p text:style-name="P19"><text:span text:style-name="T8">Picture</text:span></text:p></draw:rect><draw:g draw:style-name="gr4"><draw:frame draw:style-name="gr81" draw:text-style-name="P26" svg:width="5.135cm" svg:height="2.2cm" svg:x="8.059cm" svg:y="1.143cm"><draw:text-box><text:p text:style-name="P24"><text:span text:style-name="T9">Product Name</text:span></text:p><text:p text:style-name="P24"><text:span text:style-name="T9">Price</text:span><text:span text:style-name="T8">: £100</text:span></text:p><text:p text:style-name="P24"><text:span text:style-name="T9">Description</text:span><text:span text:style-name="T8">: Lorem ipsum dolor sit amet, consectetur adipiscing elit. Fusce eros ligula, vestibulum non cursus vitae, faucibus eget lorem. </text:span></text:p></draw:text-box></draw:frame></draw:g><draw:line draw:style-name="gr82" draw:text-style-name="P21" svg:x1="4.792cm" svg:y1="3.254cm" svg:x2="13.192cm" svg:y2="3.254cm"><text:p/></draw:line></draw:g><draw:g draw:style-name="gr4"><draw:rect draw:style-name="gr83" draw:text-style-name="P21" svg:width="3.266cm" svg:height="1.691cm" svg:x="4.794cm" svg:y="3.676cm"><text:p text:style-name="P19"><text:span text:style-name="T8">Picture</text:span></text:p></draw:rect><draw:g draw:style-name="gr4"><draw:frame draw:style-name="gr84" draw:text-style-name="P26" svg:width="5.135cm" svg:height="2.2cm" svg:x="8.059cm" svg:y="3.676cm"><draw:text-box><text:p text:style-name="P24"><text:span text:style-name="T9">Product Name</text:span></text:p><text:p text:style-name="P24"><text:span text:style-name="T9">Price</text:span><text:span text:style-name="T8">: £100</text:span></text:p><text:p text:style-name="P24"><text:span text:style-name="T9">Description</text:span><text:span text:style-name="T8">: Lorem ipsum dolor sit amet, consectetur adipiscing elit. Fusce eros ligula, vestibulum non cursus vitae, faucibus eget lorem. </text:span></text:p></draw:text-box></draw:frame></draw:g><draw:line draw:style-name="gr85" draw:text-style-name="P21" svg:x1="4.792cm" svg:y1="5.788cm" svg:x2="13.192cm" svg:y2="5.788cm"><text:p/></draw:line></draw:g><draw:g draw:style-name="gr4"><draw:rect draw:style-name="gr86" draw:text-style-name="P21" svg:width="3.266cm" svg:height="1.689cm" svg:x="4.794cm" svg:y="6.21cm"><text:p text:style-name="P19"><text:span text:style-name="T8">Picture</text:span></text:p></draw:rect><draw:g draw:style-name="gr4"><draw:frame draw:style-name="gr87" draw:text-style-name="P26" svg:width="5.135cm" svg:height="2.2cm" svg:x="8.059cm" svg:y="6.21cm"><draw:text-box><text:p text:style-name="P24"><text:span text:style-name="T9">Product Name</text:span></text:p><text:p text:style-name="P24"><text:span text:style-name="T9">Price</text:span><text:span text:style-name="T8">: £100</text:span></text:p><text:p text:style-name="P24"><text:span text:style-name="T9">Description</text:span><text:span text:style-name="T8">: Lorem ipsum dolor sit amet, consectetur adipiscing elit. Fusce eros ligula, vestibulum non cursus vitae, faucibus eget lorem. </text:span></text:p></draw:text-box></draw:frame></draw:g><draw:line draw:style-name="gr88" draw:text-style-name="P21" svg:x1="4.792cm" svg:y1="8.322cm" svg:x2="13.192cm" svg:y2="8.322cm"><text:p/></draw:line></draw:g><draw:g draw:style-name="gr4"><draw:rect draw:style-name="gr89" draw:text-style-name="P21" svg:width="3.266cm" svg:height="1.691cm" svg:x="4.794cm" svg:y="8.743cm"><text:p text:style-name="P19"><text:span text:style-name="T8">Picture</text:span></text:p></draw:rect><draw:g draw:style-name="gr4"><draw:frame draw:style-name="gr90" draw:text-style-name="P26" svg:width="5.135cm" svg:height="2.2cm" svg:x="8.059cm" svg:y="8.743cm"><draw:text-box><text:p text:style-name="P24"><text:span text:style-name="T9">Product Name</text:span></text:p><text:p text:style-name="P24"><text:span text:style-name="T9">Price</text:span><text:span text:style-name="T8">: £100</text:span></text:p><text:p text:style-name="P24"><text:span text:style-name="T9">Description</text:span><text:span text:style-name="T8">: Lorem ipsum dolor sit amet, consectetur adipiscing elit. Fusce eros ligula, vestibulum non cursus vitae, faucibus eget lorem. </text:span></text:p></draw:text-box></draw:frame></draw:g><draw:line draw:style-name="gr91" draw:text-style-name="P21" svg:x1="4.792cm" svg:y1="10.856cm" svg:x2="13.192cm" svg:y2="10.856cm"><text:p/></draw:line></draw:g></draw:g><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P15" text:outline-level="2"><text:span text:style-name="T3">Product page</text:span></text:h>
      <text:p text:style-name="Text_20_body"><text:span text:style-name="T3">The product page will contain all information configured by the administrator (see below). </text:span></text:p>
      <text:p text:style-name="Text_20_body"><draw:g text:anchor-type="paragraph" draw:z-index="6" draw:style-name="gr1"><draw:rect draw:style-name="gr92" draw:text-style-name="P21" svg:width="3.74cm" svg:height="11.5cm" svg:x="0.125cm" svg:y="0.313cm"><text:p/></draw:rect><draw:rect draw:style-name="gr93" draw:text-style-name="P21" svg:width="9.349cm" svg:height="16.5cm" svg:x="4.332cm" svg:y="0.812cm"><text:p/></draw:rect><draw:g draw:style-name="gr4"><draw:rect draw:style-name="gr94" draw:text-style-name="P21" svg:width="2.805cm" svg:height="0.5cm" svg:x="0.591cm" svg:y="1.313cm"><text:p text:style-name="P19"><text:span text:style-name="T8">----</text:span></text:p></draw:rect><draw:rect draw:style-name="gr95" draw:text-style-name="P21" svg:width="0.466cm" svg:height="0.5cm" svg:x="2.93cm" svg:y="1.313cm"><text:p text:style-name="P19"><text:span text:style-name="T8">v</text:span></text:p></draw:rect></draw:g><draw:g draw:style-name="gr4"><draw:rect draw:style-name="gr96" draw:text-style-name="P21" svg:width="2.805cm" svg:height="0.502cm" svg:x="0.591cm" svg:y="0.812cm"><text:p text:style-name="P19"><text:span text:style-name="T6">Brand</text:span></text:p></draw:rect></draw:g><draw:g draw:style-name="gr4"><draw:rect draw:style-name="gr97" draw:text-style-name="P20" svg:width="2.805cm" svg:height="0.5cm" svg:x="14.148cm" svg:y="0.313cm"><text:p text:style-name="P19"><text:span text:style-name="T6">Featured Products</text:span></text:p></draw:rect><draw:rect draw:style-name="gr98" draw:text-style-name="P23" svg:width="2.805cm" svg:height="1.502cm" svg:x="14.148cm" svg:y="0.812cm"><text:p text:style-name="P22"><text:span text:style-name="T6">Product</text:span><text:span text:style-name="T8"> 1</text:span></text:p></draw:rect><draw:rect draw:style-name="gr99" draw:text-style-name="P23" svg:width="2.805cm" svg:height="1.5cm" svg:x="14.148cm" svg:y="2.313cm"><text:p text:style-name="P22"><text:span text:style-name="T6">Product</text:span><text:span text:style-name="T8"> 2</text:span></text:p></draw:rect><draw:rect draw:style-name="gr100" draw:text-style-name="P23" svg:width="2.805cm" svg:height="1.5cm" svg:x="14.148cm" svg:y="3.812cm"><text:p text:style-name="P22"><text:span text:style-name="T6">Product</text:span><text:span text:style-name="T8"> 3</text:span></text:p></draw:rect></draw:g><draw:g draw:style-name="gr4"><draw:rect draw:style-name="gr101" draw:text-style-name="P21" svg:width="2.805cm" svg:height="0.5cm" svg:x="0.591cm" svg:y="2.313cm"><text:p text:style-name="P19"><text:span text:style-name="T6">Categories</text:span></text:p></draw:rect></draw:g><draw:rect draw:style-name="gr102" draw:text-style-name="P23" svg:width="2.805cm" svg:height="3.001cm" svg:x="0.591cm" svg:y="2.812cm"><text:p/></draw:rect><draw:frame draw:style-name="gr103" draw:text-style-name="P27" svg:width="6.543cm" svg:height="0.75cm" svg:x="4.145cm" svg:y="0.212cm"><draw:text-box><text:p text:style-name="P24"><text:span text:style-name="T6">Home &gt; Products &gt; Product</text:span></text:p></draw:text-box></draw:frame><draw:frame draw:style-name="gr104" draw:text-style-name="P28" svg:width="7.012cm" svg:height="0.578cm" svg:x="4.611cm" svg:y="1.172cm"><draw:text-box><text:p text:style-name="P24"><text:span text:style-name="T8">Product name</text:span></text:p></draw:text-box></draw:frame><draw:line draw:style-name="gr105" draw:text-style-name="P21" svg:x1="4.798cm" svg:y1="1.812cm" svg:x2="13.212cm" svg:y2="1.812cm"><text:p/></draw:line><draw:rect draw:style-name="gr106" draw:text-style-name="P21" svg:width="3.271cm" svg:height="3.5cm" svg:x="4.801cm" svg:y="2.313cm"><text:p text:style-name="P19"><text:span text:style-name="T8">Picture</text:span></text:p></draw:rect><draw:g draw:style-name="gr4"><draw:frame draw:style-name="gr107" draw:text-style-name="P28" svg:width="5.144cm" svg:height="1.502cm" svg:x="8.257cm" svg:y="2.313cm"><draw:text-box><text:p text:style-name="P24"><text:span text:style-name="T9">Price</text:span><text:span text:style-name="T8">: £100</text:span></text:p><text:p text:style-name="P24"><text:span text:style-name="T9">Part number</text:span><text:span text:style-name="T8">:</text:span><text:span text:style-name="T9"> </text:span><text:span text:style-name="T8">555-5555</text:span></text:p><text:p text:style-name="P24"><text:span text:style-name="T9">Manufacturer</text:span><text:span text:style-name="T8">: Cummins</text:span><text:span text:style-name="T9"> </text:span></text:p></draw:text-box></draw:frame><draw:frame draw:style-name="gr108" draw:text-style-name="P29" svg:width="5.144cm" svg:height="8.078cm" svg:x="8.257cm" svg:y="3.734cm"><draw:text-box><text:p text:style-name="P24"><text:span text:style-name="T9">Description</text:span><text:span text:style-name="T8">:</text:span></text:p><text:p text:style-name="P22"><text:span text:style-name="T8">Lorem ipsum dolor sit amet, consectetur adipiscing elit. Phasellus ultrices varius orci non pulvinar. Curabitur et neque non eros sagittis cursus. Quisque aliquet euismod luctus. Suspendisse potenti. Curabitur in vulputate sapien. Ut faucibus tincidunt massa, sed aliquet mauris convallis id. </text:span></text:p><text:p text:style-name="P22"><text:span text:style-name="T8"/></text:p><text:p text:style-name="P22"><text:span text:style-name="T8">Nullam felis orci, scelerisque quis porta sed, ullamcorper id nisl. Fusce imperdiet, sapien in condimentum egestas, turpis justo facilisis risus, at porttitor leo erat sit amet justo. Cras lobortis nibh quis est molestie vulputate. Nullam commodo ultrices nisi sit amet vulputate. Duis sed urna mauris, et mollis nibh. Maecenas in turpis id arcu iaculis consectetur.</text:span></text:p><text:p text:style-name="P24"><text:span text:style-name="T8"/></text:p></draw:text-box></draw:frame></draw:g><draw:rect draw:style-name="gr109" draw:text-style-name="P21" svg:width="3.271cm" svg:height="0.5cm" svg:x="4.801cm" svg:y="5.812cm"><text:p text:style-name="P19"><text:span text:style-name="T8">Image text</text:span></text:p></draw:rect><draw:rect draw:style-name="gr110" draw:text-style-name="P21" svg:width="8.413cm" svg:height="4.001cm" svg:x="4.801cm" svg:y="12.811cm"><text:p text:style-name="P19"><text:span text:style-name="T8">Related products</text:span></text:p></draw:rect></draw:g><text:span text:style-name="T3"/></text:p>
      <text:p text:style-name="Text_20_body"><text:span text:style-name="T3"/></text:p>
      <text:h text:style-name="P16" text:outline-level="1"><text:span text:style-name="T2">Contact page</text:span></text:h>
      <text:p text:style-name="Text_20_body"><text:span text:style-name="T2">All contact form submissions will be available via the administration area, each submission is also sent to an email address configured via admin area. Below is an example of the contact form;</text:span></text:p>
      <text:p text:style-name="Text_20_body"><draw:g text:anchor-type="paragraph" draw:z-index="7" draw:style-name="gr1"><draw:rect draw:style-name="gr111" draw:text-style-name="P21" svg:width="3.733cm" svg:height="6.201cm" svg:x="0.125cm" svg:y="0.317cm"><text:p/></draw:rect><draw:rect draw:style-name="gr112" draw:text-style-name="P21" svg:width="9.332cm" svg:height="12.404cm" svg:x="4.325cm" svg:y="0.832cm"><text:p/></draw:rect><draw:g draw:style-name="gr4"><draw:rect draw:style-name="gr113" draw:text-style-name="P21" svg:width="2.8cm" svg:height="0.516cm" svg:x="0.591cm" svg:y="1.351cm"><text:p text:style-name="P19"><text:span text:style-name="T8">----</text:span></text:p></draw:rect><draw:rect draw:style-name="gr114" draw:text-style-name="P21" svg:width="0.466cm" svg:height="0.516cm" svg:x="2.924cm" svg:y="1.351cm"><text:p text:style-name="P19"><text:span text:style-name="T8">v</text:span></text:p></draw:rect></draw:g><draw:g draw:style-name="gr4"><draw:rect draw:style-name="gr115" draw:text-style-name="P21" svg:width="2.8cm" svg:height="0.519cm" svg:x="0.591cm" svg:y="0.832cm"><text:p text:style-name="P19"><text:span text:style-name="T6">Brand</text:span></text:p></draw:rect></draw:g><draw:g draw:style-name="gr4"><draw:rect draw:style-name="gr116" draw:text-style-name="P20" svg:width="2.8cm" svg:height="0.516cm" svg:x="14.123cm" svg:y="0.317cm"><text:p text:style-name="P19"><text:span text:style-name="T6">Featured Products</text:span></text:p></draw:rect><draw:rect draw:style-name="gr117" draw:text-style-name="P23" svg:width="2.8cm" svg:height="1.553cm" svg:x="14.123cm" svg:y="0.832cm"><text:p text:style-name="P22"><text:span text:style-name="T6">Product</text:span><text:span text:style-name="T8"> 1</text:span></text:p></draw:rect><draw:rect draw:style-name="gr118" draw:text-style-name="P23" svg:width="2.8cm" svg:height="1.551cm" svg:x="14.123cm" svg:y="2.384cm"><text:p text:style-name="P22"><text:span text:style-name="T6">Product</text:span><text:span text:style-name="T8"> 2</text:span></text:p></draw:rect><draw:rect draw:style-name="gr119" draw:text-style-name="P23" svg:width="2.8cm" svg:height="1.549cm" svg:x="14.123cm" svg:y="3.935cm"><text:p text:style-name="P22"><text:span text:style-name="T6">Product</text:span><text:span text:style-name="T8"> 3</text:span></text:p></draw:rect></draw:g><draw:g draw:style-name="gr4"><draw:rect draw:style-name="gr120" draw:text-style-name="P21" svg:width="2.8cm" svg:height="0.518cm" svg:x="0.591cm" svg:y="2.384cm"><text:p text:style-name="P19"><text:span text:style-name="T6">Categories</text:span></text:p></draw:rect></draw:g><draw:rect draw:style-name="gr121" draw:text-style-name="P23" svg:width="2.8cm" svg:height="3.102cm" svg:x="0.591cm" svg:y="2.901cm"><text:p/></draw:rect><draw:frame draw:style-name="gr122" draw:text-style-name="P25" svg:width="6.532cm" svg:height="0.775cm" svg:x="4.138cm" svg:y="0.213cm"><draw:text-box><text:p text:style-name="P24"><text:span text:style-name="T6">Home &gt; Contact us</text:span></text:p></draw:text-box></draw:frame><draw:frame draw:style-name="gr123" draw:text-style-name="P26" svg:width="7cm" svg:height="1.108cm" svg:x="4.604cm" svg:y="1.204cm"><draw:text-box><text:p text:style-name="P24"><text:span text:style-name="T8">Contact us</text:span></text:p></draw:text-box></draw:frame><draw:line draw:style-name="gr124" draw:text-style-name="P21" svg:x1="4.79cm" svg:y1="1.867cm" svg:x2="13.189cm" svg:y2="1.867cm"><text:p/></draw:line><draw:rect draw:style-name="gr125" draw:text-style-name="P21" svg:width="4.199cm" svg:height="2.585cm" svg:x="4.792cm" svg:y="2.384cm"><text:p text:style-name="P19"><text:span text:style-name="T8">Address</text:span></text:p></draw:rect><draw:rect draw:style-name="gr126" draw:text-style-name="P21" svg:width="3.735cm" svg:height="2.585cm" svg:x="9.456cm" svg:y="2.384cm"><text:p text:style-name="P19"><text:span text:style-name="T8">Telephone</text:span></text:p></draw:rect><draw:g draw:style-name="gr4"><draw:rect draw:style-name="gr127" draw:text-style-name="P21" svg:width="4.199cm" svg:height="0.516cm" svg:x="4.792cm" svg:y="6.002cm"><text:p/></draw:rect><draw:frame draw:style-name="gr128" draw:text-style-name="P26" svg:width="1.869cm" svg:height="0.777cm" svg:x="4.604cm" svg:y="5.381cm"><draw:text-box><text:p text:style-name="P24"><text:span text:style-name="T8">Name:</text:span></text:p></draw:text-box></draw:frame></draw:g><draw:g draw:style-name="gr4"><draw:rect draw:style-name="gr129" draw:text-style-name="P21" svg:width="4.199cm" svg:height="0.518cm" svg:x="4.792cm" svg:y="7.344cm"><text:p/></draw:rect><draw:frame draw:style-name="gr130" draw:text-style-name="P26" svg:width="3.454cm" svg:height="0.775cm" svg:x="4.604cm" svg:y="6.725cm"><draw:text-box><text:p text:style-name="P24"><text:span text:style-name="T8">E-Mail Address:</text:span></text:p></draw:text-box></draw:frame><draw:rect draw:style-name="gr131" draw:text-style-name="P21" svg:width="8.399cm" svg:height="2.998cm" svg:x="4.792cm" svg:y="8.688cm"><text:p/></draw:rect><draw:frame draw:style-name="gr132" draw:text-style-name="P26" svg:width="3.454cm" svg:height="0.775cm" svg:x="4.604cm" svg:y="8.069cm"><draw:text-box><text:p text:style-name="P24"><text:span text:style-name="T8">Message:</text:span></text:p></draw:text-box></draw:frame></draw:g><draw:rect draw:style-name="gr133" draw:text-style-name="P21" svg:width="3.266cm" svg:height="0.518cm" svg:x="4.792cm" svg:y="12.202cm"><text:p text:style-name="P19"><text:span text:style-name="T8">Submit</text:span></text:p></draw:rect></draw:g><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20pt" fo:font-weight="bold" style:font-size-asian="20pt" style:font-weight-asian="bold" style:font-size-complex="20pt" style:font-weight-complex="bold"/>
    </style:style>
    <style:style style:name="MP2" style:family="paragraph" style:parent-style-name="Header">
      <style:text-properties fo:font-style="italic" style:font-style-asian="italic" style:font-style-complex="italic"/>
    </style:style>
    <style:style style:name="MP3"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4" style:family="paragraph" style:parent-style-name="Footer">
      <style:paragraph-properties fo:text-align="end" style:justify-single-word="false"/>
      <style:text-properties fo:font-size="10pt" style:font-size-asian="10pt" style:font-size-complex="10pt"/>
    </style:style>
    <style:style style:name="MT1"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 &amp; E Potts</text:p>
        <text:p text:style-name="MP2"><text:span text:style-name="MT1">Website Specification</text:span> </text:p>
      </style:header>
      <style:footer>
        <text:p text:style-name="MP3">Written by Courtney Adesile</text:p>
        <text:p text:style-name="MP4">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urtney Adesile</meta:initial-creator>
    <meta:creation-date>2011-04-04T15:18:05.01</meta:creation-date>
    <dc:date>2011-04-06T19:03:09.40</dc:date>
    <dc:creator>Courtney Adesile</dc:creator>
    <meta:editing-duration>PT51H25M11S</meta:editing-duration>
    <meta:editing-cycles>19</meta:editing-cycles>
    <meta:generator>OpenOffice.org/3.2$Win32 OpenOffice.org_project/320m12$Build-9483</meta:generator>
    <meta:document-statistic meta:table-count="0" meta:image-count="0" meta:object-count="0" meta:page-count="10" meta:paragraph-count="56" meta:word-count="611" meta:character-count="3496"/>
  </office:meta>
</office:document-meta>
</file>